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image/png" manifest:full-path="Object 11/Pictures/10000000000000200000002000309F1C.png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image/png" manifest:full-path="Object 12/Pictures/10000000000000200000002000309F1C.png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image/png" manifest:full-path="Object 13/Pictures/10000000000000200000002000309F1C.png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graphics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image/png" manifest:full-path="Object 14/Pictures/10000000000000200000002000309F1C.png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graphics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graphics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image/png" manifest:full-path="Object 16/Pictures/10000000000000200000002000309F1C.png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graphics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image/png" manifest:full-path="Object 21/Pictures/10000000000000200000002000309F1C.png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settings.xml"/>
  <manifest:file-entry manifest:media-type="application/vnd.oasis.opendocument.graphics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4" svg:font-family="Arial"/>
    <style:font-face style:name="OpenSymbol1" svg:font-family="OpenSymbol"/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7in" table:align="margins"/>
    </style:style>
    <style:style style:name="Tabelle4.A" style:family="table-column">
      <style:table-column-properties style:column-width="6.2222in" style:rel-column-width="58251*"/>
    </style:style>
    <style:style style:name="Tabelle4.B" style:family="table-column">
      <style:table-column-properties style:column-width="0.7778in" style:rel-column-width="7284*"/>
    </style:style>
    <style:style style:name="Tabelle4.A1" style:family="table-cell">
      <style:table-cell-properties style:vertical-align="middle" fo:padding="0.0382in" fo:border="none"/>
    </style:style>
    <style:style style:name="P1" style:family="paragraph" style:parent-style-name="Equation">
      <style:text-properties style:font-name="OpenSymbol" style:font-name-asian="OpenSymbol" style:font-name-complex="OpenSymbol"/>
    </style:style>
    <style:style style:name="P2" style:family="paragraph" style:parent-style-name="Title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fo:font-style="italic" style:font-name-asian="OpenSymbol" style:font-style-asian="italic" style:font-name-complex="OpenSymbol" style:font-style-complex="italic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OpenSymbol2"/>
    </style:style>
    <style:style style:name="T6" style:family="text">
      <style:text-properties fo:font-style="italic" style:font-style-asian="italic" style:font-style-complex="italic"/>
    </style:style>
    <style:style style:name="T7" style:family="text"/>
    <style:style style:name="fr1" style:family="graphic" style:parent-style-name="Frame">
      <style:graphic-properties fo:margin-left="0in" fo:margin-right="0in" fo:margin-top="0in" fo:margin-bottom="0.1in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.1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.1in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draw:ole-draw-aspect="1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ole-draw-aspect="1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ying out a frustum of a cone</text:p>
      <text:p text:style-name="Subtitle_2c__20_no_20_space"><text:a xlink:type="simple" xlink:href="mailto:someonesdad1@gmail.com">someonesdad1@gmail.com</text:a> <text:s/>8 Jan 2010</text:p>
      <text:p text:style-name="Subtitle_2c__20_no_20_space">30 Jun 2013: <text:s/>fixed formula for <draw:frame draw:style-name="fr5" draw:name="Object7" text:anchor-type="as-char" svg:width="0.1102in" svg:height="0.1701in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ubtitle">17 May 2014: <text:s/>reformatted; minor changes</text:p>
      <text:p text:style-name="Text_20_body"/>
      <text:p text:style-name="Text_20_body">You may occasionally need to lay out the frustum of a cone for a home or shop project. <text:s/>A frustum of a cone is a right circular cone<text:note text:id="ftn0" text:note-class="footnote"><text:note-citation>1</text:note-citation><text:note-body><text:p text:style-name="Footnote">Frustums can be from more general objects, but we'll just consider right circular cones in this document.</text:p></text:note-body></text:note> that has its top cut off by a plane perpendicular to the cone's axis:</text:p>
      <text:p text:style-name="Text_20_body"><draw:frame draw:style-name="fr1" draw:name="Frame1" text:anchor-type="paragraph" svg:x="0.7445in" svg:y="-0.0075in" svg:width="5.5516in" draw:z-index="0"><draw:text-box fo:min-height="3.3311in"><text:p text:style-name="Figure"><draw:frame draw:style-name="fr6" draw:name="Object10" text:anchor-type="paragraph" svg:x="0.0016in" svg:y="0.0008in" svg:width="5.5516in" style:rel-width="100%" svg:height="3.3311in" style:rel-height="scale" draw:z-index="1"><draw:object xlink:href="./Object 10" xlink:type="simple" xlink:show="embed" xlink:actuate="onLoad"/><draw:image xlink:href="./ObjectReplacements/Object 10" xlink:type="simple" xlink:show="embed" xlink:actuate="onLoad"/></draw:frame>Figure <text:sequence text:ref-name="refFigure0" text:name="Figure" text:formula="ooow:Figure+1" style:num-format="1">1</text:sequence></text:p></draw:text-box></draw:frame>If <text:span text:style-name="Symbol">b</text:span> = 0, then we have the usual cone with a pointed top. <text:s/></text:p>
      <text:p text:style-name="Text_20_body">To lay a frustum out on flat material like sheet metal or paper, the only tools you need are a pencil, ruler, and dividers or a compass. <text:s/>A square to draw a right angle can save a little bit of time. <text:s/>The method is taken from the October 1945 issue of Popular Science, page 178 -- I've managed to expand their small box of material into <text:page-count>8</text:page-count> pages!</text:p>
      <text:p text:style-name="Text_20_body">Here's how to make the layout -- it's a geometrical construction like you learned in high school geometry:</text:p>
      <text:p text:style-name="Text_20_body"><text:span text:style-name="Step">Step 1</text:span> (<text:sequence-ref text:reference-format="text" text:ref-name="refFigure1">Figure 2</text:sequence-ref>): <text:s/>lay out a horizontal line of distance <text:span text:style-name="Symbol">a</text:span> and construct its perpendicular bisector (use the square to construct the bisector or, if you've forgotten how to do it with dividers, see <text:span text:style-name="Section"><text:bookmark-ref text:reference-format="text" text:ref-name="__RefHeading__30451756">Appendix 1:  constructing a perpendicular bisector</text:bookmark-ref></text:span> on page <text:bookmark-ref text:reference-format="page" text:ref-name="__RefHeading__30451756">7</text:bookmark-ref>.</text:p>
      <text:p text:style-name="Text_20_body"/>
      <text:p text:style-name="Text_20_body"><draw:frame draw:style-name="fr2" draw:name="Frame2" text:anchor-type="paragraph" svg:x="0.7228in" svg:y="0.0028in" svg:width="5.55in" draw:z-index="3"><draw:text-box fo:min-height="3.2165in"><text:p text:style-name="Figure"><draw:frame draw:style-name="fr7" draw:name="Object11" text:anchor-type="paragraph" svg:x="0.0016in" svg:y="0.0008in" svg:width="5.5492in" style:rel-width="100%" svg:height="3.2161in" style:rel-height="scale" draw:z-index="4"><draw:object xlink:href="./Object 11" xlink:type="simple" xlink:show="embed" xlink:actuate="onLoad"/><draw:image xlink:href="./ObjectReplacements/Object 11" xlink:type="simple" xlink:show="embed" xlink:actuate="onLoad"/></draw:frame>Figure <text:sequence text:ref-name="refFigure1" text:name="Figure" text:formula="ooow:Figure+1" style:num-format="1">2</text:sequence></text:p></draw:text-box></draw:frame><text:soft-page-break/><text:span text:style-name="Step">Step 2</text:span> (<text:sequence-ref text:reference-format="text" text:ref-name="refFigure2">Figure 3</text:sequence-ref>): from point E, measure up height <text:span text:style-name="T6">h</text:span> perpendicularly to AB and draw in a horizontal line FG that is parallel to AB</text:p>
      <text:p text:style-name="Text_20_body"><draw:frame draw:style-name="fr2" draw:name="Frame3" text:anchor-type="paragraph" svg:x="0.7228in" svg:y="0.0028in" svg:width="5.5492in" draw:z-index="5"><draw:text-box fo:min-height="3.2161in"><text:p text:style-name="Figure"><draw:frame draw:style-name="fr8" draw:name="Object12" text:anchor-type="paragraph" svg:x="0.0035in" svg:y="0.0827in" svg:width="5.5453in" style:rel-width="100%" svg:height="3.0992in" style:rel-height="scale" draw:z-index="6"><draw:object xlink:href="./Object 12" xlink:type="simple" xlink:show="embed" xlink:actuate="onLoad"/><draw:image xlink:href="./ObjectReplacements/Object 12" xlink:type="simple" xlink:show="embed" xlink:actuate="onLoad"/></draw:frame>Figure <text:sequence text:ref-name="refFigure2" text:name="Figure" text:formula="ooow:Figure+1" style:num-format="1">3</text:sequence></text:p></draw:text-box></draw:frame><text:span text:style-name="Step">Step 3</text:span> (<text:sequence-ref text:reference-format="text" text:ref-name="refFigure3">Figure 4</text:sequence-ref>): <text:s/>extend lines AF and BG to meet on line CD at the apex of the cone (point D is the apex of the cone):</text:p>
      <text:p text:style-name="Text_20_body"><draw:frame draw:style-name="fr2" draw:name="Frame4" text:anchor-type="paragraph" svg:x="0.7236in" svg:y="0.0043in" svg:width="5.5465in" draw:z-index="7"><draw:text-box fo:min-height="4.7091in"><text:p text:style-name="Figure"><draw:frame draw:style-name="fr8" draw:name="Object14" text:anchor-type="paragraph" svg:x="-0.0028in" svg:y="0.0827in" svg:width="5.5492in" style:rel-width="100%" svg:height="4.2398in" style:rel-height="scale" draw:z-index="8"><draw:object xlink:href="./Object 14" xlink:type="simple" xlink:show="embed" xlink:actuate="onLoad"/><draw:image xlink:href="./ObjectReplacements/Object 14" xlink:type="simple" xlink:show="embed" xlink:actuate="onLoad"/></draw:frame>Figure <text:sequence text:ref-name="refFigure3" text:name="Figure" text:formula="ooow:Figure+1" style:num-format="1">4</text:sequence></text:p></draw:text-box></draw:frame><text:soft-page-break/>Note that ABGF is the frustum in side view and <text:span text:style-name="T5"><draw:frame draw:style-name="fr5" draw:name="Object8" text:anchor-type="as-char" svg:width="0.1862in" svg:height="0.1701in" draw:z-index="27"><draw:object xlink:href="./Object 8" xlink:type="simple" xlink:show="embed" xlink:actuate="onLoad"/><draw:image xlink:href="./ObjectReplacements/Object 8" xlink:type="simple" xlink:show="embed" xlink:actuate="onLoad"/></draw:frame></text:span> is the angle ADB subtended by the full cone. <text:s/>The dimensions <text:span text:style-name="T6">r</text:span> and <text:span text:style-name="T6">R</text:span> will be used in the next step.</text:p>
      <text:p text:style-name="Text_20_body"><text:span text:style-name="Step">Step 4</text:span> (<text:sequence-ref text:reference-format="text" text:ref-name="refFigure4">Figure 5</text:sequence-ref>): <text:s/>draw two arcs with radii <text:span text:style-name="Symbol">r</text:span> = DF and <text:span text:style-name="T6">R</text:span> = DA centered on D (these are the edges of the base and top of the frustum after it is rolled into shape):</text:p>
      <text:p text:style-name="Text_20_body"/>
      <text:p text:style-name="Text_20_body"><draw:frame draw:style-name="fr2" draw:name="Frame5" text:anchor-type="paragraph" svg:x="-0.022in" svg:y="0.002in" svg:width="6.8484in" draw:z-index="9"><draw:text-box fo:min-height="3.3929in"><text:p text:style-name="Figure"><draw:frame draw:style-name="fr7" draw:name="Object15" text:anchor-type="paragraph" svg:x="0.0016in" svg:y="0.0008in" svg:width="6.8484in" style:rel-width="100%" svg:height="3.3929in" style:rel-height="scale" draw:z-index="10"><draw:object xlink:href="./Object 15" xlink:type="simple" xlink:show="embed" xlink:actuate="onLoad"/><draw:image xlink:href="./ObjectReplacements/Object 15" xlink:type="simple" xlink:show="embed" xlink:actuate="onLoad"/></draw:frame>Figure <text:sequence text:ref-name="refFigure4" text:name="Figure" text:formula="ooow:Figure+1" style:num-format="1">5</text:sequence></text:p></draw:text-box></draw:frame><text:soft-page-break/><text:span text:style-name="Step">Step 5</text:span> (<text:sequence-ref text:reference-format="text" text:ref-name="refFigure5">Figure 6</text:sequence-ref>): <text:s/>draw the line JK, then set the dividers to 1/15th to 1/20th of <text:span text:style-name="T1"></text:span><text:span text:style-name="Symbol">a</text:span>. <text:s/>Using this constant setting, step off the circumference of the base of the cone (<draw:frame draw:style-name="fr9" draw:name="Object29" text:anchor-type="as-char" svg:y="-0.1402in" svg:width="0.2118in" svg:height="0.1701in" draw:z-index="28"><draw:object xlink:href="./Object 29" xlink:type="simple" xlink:show="embed" xlink:actuate="onLoad"/><draw:image xlink:href="./ObjectReplacements/Object 29" xlink:type="simple" xlink:show="embed" xlink:actuate="onLoad"/></draw:frame> from <text:sequence-ref text:reference-format="text" text:ref-name="refFigure0">Figure 1</text:sequence-ref>) starting from point J along the circle of radius <text:span text:style-name="T6">R</text:span>. <text:s/>The ending point is L; draw the line LM along the radius from D to complete the pattern (the pattern is colored red):</text:p>
      <text:p text:style-name="Text_20_body"><draw:frame draw:style-name="fr2" draw:name="Frame6" text:anchor-type="paragraph" svg:x="-0.022in" svg:y="0.002in" svg:width="6.8465in" draw:z-index="11"><draw:text-box fo:min-height="3.3925in"><text:p text:style-name="Figure"><draw:frame draw:style-name="fr7" draw:name="Object16" text:anchor-type="paragraph" svg:x="0.0016in" svg:y="0.0008in" svg:width="6.8457in" style:rel-width="100%" svg:height="3.3902in" style:rel-height="scale" draw:z-index="12"><draw:object xlink:href="./Object 16" xlink:type="simple" xlink:show="embed" xlink:actuate="onLoad"/><draw:image xlink:href="./ObjectReplacements/Object 16" xlink:type="simple" xlink:show="embed" xlink:actuate="onLoad"/></draw:frame>Figure <text:sequence text:ref-name="refFigure5" text:name="Figure" text:formula="ooow:Figure+1" style:num-format="1">6</text:sequence></text:p></draw:text-box></draw:frame>Instead of stepping off with the divider, you can just measure distance <text:span text:style-name="T1"></text:span> to find the point L; see equation <text:sequence-ref text:reference-format="text" text:ref-name="refText0">(1)</text:sequence-ref> below. </text:p>
      <text:p text:style-name="Text_20_body">The pattern to cut out is EJKHMLE. <text:s/>When rolled into shape and the ends JK and LM are connected together, your frustum will be complete. <text:s/>If you wish, make the edges overlap a bit so they can be connected by riveting, soldering, etc.</text:p>
      <text:p text:style-name="Text_20_body">To help visualize what's going on with the above development, imagine that you cut the frustum with <text:soft-page-break/>a vertical cut in <text:sequence-ref text:reference-format="text" text:ref-name="refFigure3">Figure 4</text:sequence-ref> through line CD and roll it out until it lies in the plane of the paper. <text:s/>The four points A, B, F, and G are fixed; what you wind up with is the development shown in <text:sequence-ref text:reference-format="text" text:ref-name="refFigure5">Figure 6</text:sequence-ref>.</text:p>
      <text:h text:style-name="Heading_20_2" text:outline-level="2">Doing it via a calculation</text:h>
      <text:p text:style-name="Text_20_body">You may instead wish to calculate the numbers directly. <text:s/>From similar triangles and the Pythagorean theorem in <text:sequence-ref text:reference-format="text" text:ref-name="refFigure3">Figure 4</text:sequence-ref> we can write</text:p>
      <text:p text:style-name="Equation"><draw:frame draw:style-name="fr5" draw:name="Object17" text:anchor-type="as-char" svg:width="3.2965in" svg:height="0.461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>The arc JEL has a length of <draw:frame draw:style-name="fr5" draw:name="Object6" text:anchor-type="as-char" svg:width="0.2484in" svg:height="0.3654in" draw:z-index="29"><draw:object xlink:href="./Object 7" xlink:type="simple" xlink:show="embed" xlink:actuate="onLoad"/><draw:image xlink:href="./ObjectReplacements/Object 7" xlink:type="simple" xlink:show="embed" xlink:actuate="onLoad"/></draw:frame>, as it is the circumference of a circle with diameter <text:span text:style-name="T6">a</text:span>. The angle <draw:frame draw:style-name="fr5" draw:name="Object4" text:anchor-type="as-char" svg:width="0.1102in" svg:height="0.1701in" draw:z-index="30"><draw:object xlink:href="./Object 5" xlink:type="simple" xlink:show="embed" xlink:actuate="onLoad"/><draw:image xlink:href="./ObjectReplacements/Object 5" xlink:type="simple" xlink:show="embed" xlink:actuate="onLoad"/></draw:frame> in <text:sequence-ref text:reference-format="text" text:ref-name="refFigure5">Figure 6</text:sequence-ref> is then this arc length divided by the radius R</text:p>
      <text:p text:style-name="Equation"><draw:frame draw:style-name="fr5" draw:name="Object18" text:anchor-type="as-char" svg:width="0.6291in" svg:height="0.3638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Instead of stepping off the arc JEL, you can measure the line from JL = <text:span text:style-name="T1"></text:span> to mark the point L. <text:s/>The distance <text:span text:style-name="T1"></text:span> is gotten from the cosine law using the triangle's legs JD and DL, which are both R:</text:p>
      <text:p text:style-name="Equation"><draw:frame draw:style-name="fr5" draw:name="Object1" text:anchor-type="as-char" svg:width="1.6516in" svg:height="0.1917in" draw:z-index="3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or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"><draw:frame draw:style-name="fr5" draw:name="Object19" text:anchor-type="as-char" svg:width="1.3807in" svg:height="0.1902in" draw:z-index="32"><draw:object xlink:href="./Object 2" xlink:type="simple" xlink:show="embed" xlink:actuate="onLoad"/><draw:image xlink:href="./ObjectReplacements/Object 2" xlink:type="simple" xlink:show="embed" xlink:actuate="onLoad"/></draw:frame> </text:p>
            </table:table-cell>
            <table:table-cell table:style-name="Tabelle4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Note the formula works for any angle <text:span text:style-name="T1"><draw:frame draw:style-name="fr5" draw:name="Object5" text:anchor-type="as-char" svg:width="0.1102in" svg:height="0.1701in" draw:z-index="33"><draw:object xlink:href="./Object 6" xlink:type="simple" xlink:show="embed" xlink:actuate="onLoad"/><draw:image xlink:href="./ObjectReplacements/Object 6" xlink:type="simple" xlink:show="embed" xlink:actuate="onLoad"/></draw:frame></text:span>.</text:p>
      <text:h text:style-name="Heading_20_1" text:outline-level="1">Example</text:h>
      <text:p text:style-name="Text_20_body">Before relying on formulas and methods, it's always a good idea to construct at least one example. <text:s/>If the example doesn't work, then the formulas/methods are flawed. <text:s/>Here's a small frustum you can lay out on a sheet of A4 or ANSI A size paper and verify the frustum’s dimensions are as predicted.</text:p>
      <text:p text:style-name="Text_20_body">Choose the following dimensions:</text:p>
      <text:p text:style-name="Equation"><draw:frame draw:style-name="fr5" draw:name="Object9" text:anchor-type="as-char" svg:width="1.6772in" svg:height="0.5272in" draw:z-index="34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Then the calculated radii of the layout circles are</text:p>
      <text:p text:style-name="Equation"><draw:frame draw:style-name="fr5" draw:name="Object2" text:anchor-type="as-char" svg:width="4.5465in" svg:height="0.461in" draw:z-index="35"><draw:object xlink:href="./Object 3" xlink:type="simple" xlink:show="embed" xlink:actuate="onLoad"/><draw:image xlink:href="./ObjectReplacements/Object 3" xlink:type="simple" xlink:show="embed" xlink:actuate="onLoad"/></draw:frame></text:p>
      <text:p text:style-name="Equation"><draw:frame draw:style-name="fr5" draw:name="Object3" text:anchor-type="as-char" svg:width="4.6752in" svg:height="0.461in" draw:z-index="36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The subtended angle of the arc length <text:span text:style-name="T1"></text:span><text:span text:style-name="Symbol">a</text:span> results in 3<text:span text:style-name="T1"></text:span>/3.35 = 2.81 radians = 161<text:span text:style-name="T3">°</text:span>. <text:s/>If you use a protractor and draw the angle as 165<text:span text:style-name="T3">°</text:span>, you'll have a small tab of material to overlap to make it easier to apply a piece of tape to hold the frustum together. <text:s/>Mark a line at 161<text:span text:style-name="T3">°</text:span> to show you where to stop the overlap, then tape the frustum <text:s/>You should wind up with a frustum of the required size.</text:p>
      <text:h text:style-name="Heading_20_1" text:outline-level="1">Laying out an arc with dividers</text:h>
      <text:p text:style-name="Text_20_body">You might wonder how good this method of laying out an arc with dividers is. <text:s/>The relevant figure is:</text:p>
      <text:p text:style-name="Text_20_body"><draw:frame draw:style-name="fr2" draw:name="Frame7" text:anchor-type="paragraph" svg:x="0.2591in" svg:y="0.0984in" svg:width="6.602in" draw:z-index="13"><draw:text-box fo:min-height="3.7866in"><text:p text:style-name="Figure"><draw:frame draw:style-name="fr8" draw:name="Object21" text:anchor-type="paragraph" svg:x="0.0362in" svg:y="-0.1146in" svg:width="6.602in" style:rel-width="100%" svg:height="3.7862in" style:rel-height="scale" draw:z-index="14"><draw:object xlink:href="./Object 21" xlink:type="simple" xlink:show="embed" xlink:actuate="onLoad"/><draw:image xlink:href="./ObjectReplacements/Object 21" xlink:type="simple" xlink:show="embed" xlink:actuate="onLoad"/></draw:frame>Figure <text:sequence text:ref-name="refFigure6" text:name="Figure" text:formula="ooow:Figure+1" style:num-format="1">7</text:sequence></text:p></draw:text-box></draw:frame><text:soft-page-break/>The method depends on approximating the arc ACB with the chord ADB. <text:s/>The smaller the angle <text:span text:style-name="T1"></text:span> is, the better the approximation.</text:p>
      <text:p text:style-name="Text_20_body">Suppose we have an arc length <text:span text:style-name="T6">L</text:span> along a circle of radius <text:span text:style-name="T6">r</text:span> which we want to approximate by <text:span text:style-name="T6">n</text:span> chords with a divider. <text:s/>Then each chord ADB is approximately of length <text:span text:style-name="T6">L</text:span>/<text:span text:style-name="T6">n</text:span>. <text:s/>In <text:sequence-ref text:reference-format="text" text:ref-name="refFigure6">Figure 7</text:sequence-ref>, we have</text:p>
      <text:p text:style-name="Equation"><draw:frame draw:style-name="fr5" draw:name="Object22" text:anchor-type="as-char" svg:width="0.6138in" svg:height="0.3654in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We have</text:p>
      <text:p text:style-name="Equation"><draw:frame draw:style-name="fr5" draw:name="Object24" text:anchor-type="as-char" svg:width="0.7193in" svg:height="0.3472in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so</text:p>
      <text:p text:style-name="Equation"><draw:frame draw:style-name="fr5" draw:name="Object25" text:anchor-type="as-char" svg:width="0.9016in" svg:height="0.3472in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Text_20_body">The actual angle stepped off with the dividers is <text:span text:style-name="T6">n</text:span><text:span text:style-name="T1"></text:span>. <text:s/>The desired angle was <text:span text:style-name="T6">x</text:span> = <text:span text:style-name="T6">L</text:span>/<text:span text:style-name="T6">r</text:span>. <text:s/>The difference is <text:span text:style-name="T2"><draw:frame draw:style-name="fr5" draw:name="Object20" text:anchor-type="as-char" svg:width="0.7043in" svg:height="0.1701in" draw:z-index="37"><draw:object xlink:href="./Object 20" xlink:type="simple" xlink:show="embed" xlink:actuate="onLoad"/><draw:image xlink:href="./ObjectReplacements/Object 20" xlink:type="simple" xlink:show="embed" xlink:actuate="onLoad"/></draw:frame></text:span> or </text:p>
      <text:p text:style-name="P1"><draw:frame draw:style-name="fr5" draw:name="Object26" text:anchor-type="as-char" svg:width="2.5154in" svg:height="0.3638in" draw:z-index="22"><draw:object xlink:href="./Object 26" xlink:type="simple" xlink:show="embed" xlink:actuate="onLoad"/><draw:image xlink:href="./ObjectReplacements/Object 26" xlink:type="simple" xlink:show="embed" xlink:actuate="onLoad"/></draw:frame></text:p>
      <text:p text:style-name="Text_20_body">Here's a plot of the fractional difference <draw:frame draw:style-name="fr5" draw:name="Object23" text:anchor-type="as-char" svg:width="1.4807in" svg:height="0.3638in" draw:z-index="23"><draw:object xlink:href="./Object 23" xlink:type="simple" xlink:show="embed" xlink:actuate="onLoad"/><draw:image xlink:href="./ObjectReplacements/Object 23" xlink:type="simple" xlink:show="embed" xlink:actuate="onLoad"/></draw:frame>converted to a percentage:</text:p>
      <text:p text:style-name="Text_20_body"><draw:frame draw:style-name="fr3" draw:name="Frame8" text:anchor-type="paragraph" svg:width="6.8in" draw:z-index="15"><draw:text-box fo:min-height="5.1in"><text:p text:style-name="Figure"><draw:frame draw:style-name="fr4" draw:name="graphics3" text:anchor-type="paragraph" svg:x="0.0016in" svg:y="0.0008in" svg:width="6.8in" style:rel-width="100%" svg:height="5.1in" style:rel-height="scale" draw:z-index="16"><draw:image xlink:href="../pictures/layout_an_arc_with_dividers.png" xlink:type="simple" xlink:show="embed" xlink:actuate="onLoad"/></draw:frame>Figure <text:sequence text:ref-name="refFigure7" text:name="Figure" text:formula="ooow:Figure+1" style:num-format="1">8</text:sequence></text:p></draw:text-box></draw:frame><text:soft-page-break/>Note the approximate method always slightly overestimates the desired arc. <text:s/>This is not a big deal, as often you want the edges of the frustum to overlap.</text:p>
      <text:p text:style-name="Text_20_body">You can see that the approximation is quite good -- the error is below 1% for <text:span text:style-name="T6">n</text:span> above 13 or so; and that's for the worst case where the arc is a full circle. <text:s/>You can thus make the rule of thumb that if you choose <text:span text:style-name="T6">n</text:span> <text:span text:style-name="T4">≥</text:span> 15, you'll have a good approximation for any practical work you do.</text:p>
      <text:p text:style-name="Text_20_body">If there's a calculator handy, then the divider setting to get the exact arc desired is</text:p>
      <text:p text:style-name="Equation"><draw:frame draw:style-name="fr5" draw:name="Object28" text:anchor-type="as-char" svg:width="0.7992in" svg:height="0.3638in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>You can see this gives the right answer for the case where <text:span text:style-name="T6">n</text:span> = 1 and the angle <text:span text:style-name="T6">L</text:span>/<text:span text:style-name="T6">r</text:span> is <text:span text:style-name="T1"></text:span> -- then the distance is just the diameter of the circle, as you'd expect. <text:s/>Another obvious case is if we want to step off a full circle in 6 steps -- we get<draw:frame draw:style-name="fr9" draw:name="Object27" text:anchor-type="as-char" svg:y="-0.2146in" svg:width="0.6173in" svg:height="0.3472in" draw:z-index="25"><draw:object xlink:href="./Object 27" xlink:type="simple" xlink:show="embed" xlink:actuate="onLoad"/><draw:image xlink:href="./ObjectReplacements/Object 27" xlink:type="simple" xlink:show="embed" xlink:actuate="onLoad"/></draw:frame>which is just <text:span text:style-name="T6">r</text:span>.</text:p>
      <text:h text:style-name="Heading_20_1" text:outline-level="1"><text:bookmark text:name="__RefHeading__30451756"/>Appendix 1: <text:s/>constructing a perpendicular bisector<text:bookmark-end text:name="__RefHeading__30451756"/></text:h>
      <text:p text:style-name="Text_20_body">In elementary geometry, it's proven that if <text:span text:style-name="T6">r</text:span> is greater than half the width of the line AB, then line CD drawn between the intersection points of the two circles of radius r bisects the line AB perpendicularly:</text:p>
      <text:p text:style-name="Text_20_body"><draw:frame draw:style-name="fr10" draw:name="Object13" text:anchor-type="paragraph" svg:x="0.3311in" svg:y="0.0028in" svg:width="6.6937in" svg:height="3.9346in" draw:z-index="2"><draw:object xlink:href="./Object 13" xlink:type="simple" xlink:show="embed" xlink:actuate="onLoad"/><draw:image xlink:href="./ObjectReplacements/Object 13" xlink:type="simple" xlink:show="embed" xlink:actuate="onLoad"/></draw:frame><text:soft-page-break/>The centers of the circles are the ends of the line segment AB. <text:s/>In practice, you just set your dividers or compass to a distance of perhaps 75% of AB, then scribe the arcs intersecting near the points C and D.</text:p>
      <text:p text:style-name="Text_20_body">ACBD is a rhombus with sides r; the diagonals of a rhombus are perpendicular and bisect each other. <text:s/>You may want to see the applet at <text:a xlink:type="simple" xlink:href="http://www.mathopenref.com/rhombus.html">http://www.mathopenref.com/rhombus.html</text:a> to help visualize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4" svg:font-family="Arial"/>
    <style:font-face style:name="OpenSymbol1" svg:font-family="OpenSymbol"/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4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.0799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.0799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.0598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Arial4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4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Code" style:family="paragraph" style:parent-style-name="Standard" style:class="text">
      <style:paragraph-properties fo:margin-left="0.4in" fo:margin-right="0in" fo:margin-top="0in" fo:margin-bottom="0in" fo:text-indent="0in" style:auto-text-indent="false"/>
      <style:text-properties fo:color="#00538d" style:font-name="Lucida Console" fo:font-size="10pt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598in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class="text">
      <style:paragraph-properties fo:margin-left="0.5in" fo:margin-right="0in" fo:margin-top="0in" fo:margin-bottom="0.0598in" fo:text-indent="0in" style:auto-text-indent="false"/>
    </style:style>
    <style:style style:name="Comment" style:family="paragraph" style:parent-style-name="Code">
      <style:text-properties fo:color="#800000"/>
    </style:style>
    <style:style style:name="Figure" style:family="paragraph" style:parent-style-name="Caption">
      <style:paragraph-properties fo:text-align="center" style:justify-single-word="false"/>
      <style:text-properties fo:color="#94006b" fo:font-size="11pt" fo:font-style="normal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Aside" style:family="paragraph" style:parent-style-name="Text_20_body">
      <style:paragraph-properties fo:margin-left="0.4in" fo:margin-right="0.2in" fo:text-indent="0in" style:auto-text-indent="false"/>
      <style:text-properties style:font-size-rel="-1pt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#ffffcc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xx_20__28_needs_20_attention_29_" style:display-name="xx (needs attention)" style:family="paragraph" style:parent-style-name="Text_20_body" style:class="text">
      <style:paragraph-properties fo:background-color="#ffffcc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 style:parent-style-name="Default_2c__20_custom">
      <style:text-properties fo:color="#00538d" style:font-name="Lucida Console" style:font-size-rel="-1pt" fo:language="zxx" fo:country="none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ep" style:family="text" style:parent-style-name="Important_20_-_20_blue">
      <style:text-properties style:use-window-font-color="true" fo:font-size="12pt" fo:background-color="#ffff66"/>
    </style:style>
    <style:style style:name="Symbol" style:family="text">
      <style:text-properties fo:font-style="italic"/>
    </style:style>
    <style:style style:name="Section" style:family="text" style:parent-style-name="Default_2c__20_custom">
      <style:text-properties fo:font-style="italic" fo:font-weight="bold"/>
    </style:style>
    <style:style style:name="Book_20_title" style:display-name="Book title" style:family="text" style:parent-style-name="Default_2c__20_custom">
      <style:text-properties fo:font-style="italic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Footnote_20_Symbol" style:display-name="Foot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2in" fo:margin-left="0.4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2in" fo:margin-left="0.6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2in" fo:margin-left="1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2in" fo:margin-left="1.4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2in" fo:margin-left="1.6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2in" fo:margin-left="1.8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2in" fo:margin-left="2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2in" fo:margin-left="0.6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2in" fo:margin-left="1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2in" fo:margin-left="1.4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2in" fo:margin-left="1.6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2in" fo:margin-left="1.8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2in" fo:margin-left="2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2in" fo:margin-left="2.4in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2in" fo:margin-left="0.2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2in" fo:margin-left="0.4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2in" fo:margin-left="0.6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2in" fo:margin-left="1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2in" fo:margin-left="1.4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2in" fo:margin-left="1.6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2in" fo:margin-left="1.8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2in" fo:margin-left="2in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6" text:style-name="Numbering_20_Symbols" style:num-prefix=" (" style:num-suffix=")" style:num-format="a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5in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_20_1_2f_2_22__20_margins" style:display-name="Landscape 1/2&quot; margins" style:page-layout-name="Mpm2"/>
    <style:master-page style:name="Portrait_20_1_2f_2_22__20_margins" style:display-name="Portrait 1/2&quot; margins" style:page-layout-name="Mpm3"/>
    <style:master-page style:name="Landscape" style:page-layout-name="Mpm4"/>
    <style:master-page style:name="Normal_5f_draw1" style:display-name="Normal_draw1" style:page-layout-name="Mpm5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3"/>
    <style:master-page style:name="Portrait_2c__20_0.3_22__20_margins" style:display-name="Portrait, 0.3&quot; margins" style:page-layout-name="Mpm6"/>
    <style:master-page style:name="Landscape_2c__20_0.3_22__20_margins" style:display-name="Landscape, 0.3&quot; margins" style:page-layout-name="Mpm7"/>
    <style:master-page style:name="Landscape_2c__20_1_2f_2_22__20_margins" style:display-name="Landscape, 1/2&quot; margins" style:page-layout-name="Mpm8"/>
    <style:master-page style:name="Landscape_2c__20_3_2f_4_22__20_margins" style:display-name="Landscape, 3/4&quot; margins" style:page-layout-name="Mpm4"/>
    <style:master-page style:name="Portrait_2c__20_1_22__20_margins" style:display-name="Portrait, 1&quot; margins" style:page-layout-name="Mpm9"/>
    <style:master-page style:name="Landscape_2c__20_1_22__20_margins" style:display-name="Landscape, 1&quot; margins" style:page-layout-name="Mpm10"/>
    <style:master-page style:name="Title_20_page_2c__20_portrait" style:display-name="Title page, portrait" style:page-layout-name="Mpm11" style:next-style-name="Standard"/>
    <style:master-page style:name="Title_20_page_2c__20_landscape" style:display-name="Title page, landscape" style:page-layout-name="Mpm10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editing-cycles>1</meta:editing-cycles>
    <meta:editing-duration>PT00H00M00S</meta:editing-duration>
    <meta:creation-date>2014-05-23T15:09:27.14</meta:creation-date>
    <meta:document-statistic meta:table-count="1" meta:image-count="1" meta:object-count="29" meta:page-count="8" meta:paragraph-count="66" meta:word-count="1221" meta:character-count="6294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../../doc/templates_open_office/Normal.ott" meta:date="2010-11-30T13:06:41"/>
  </office:meta>
</office:document-meta>
</file>

<file path=Object 1/content.xml><?xml version="1.0" encoding="utf-8"?>
<math xmlns="http://www.w3.org/1998/Math/MathML">
  <semantics>
    <mrow>
      <msup>
        <mo stretchy="false">α</mo>
        <mn>2</mn>
      </msup>
      <mrow>
        <mi/>
        <mi mathvariant="normal">=</mi>
        <mi/>
      </mrow>
      <mrow>
        <mrow>
          <msup>
            <mi>R</mi>
            <mn>2</mn>
          </msup>
          <mo stretchy="false">+</mo>
          <msup>
            <mi>R</mi>
            <mn>2</mn>
          </msup>
        </mrow>
        <mi mathvariant="normal">−</mi>
        <msup>
          <mn>2R</mn>
          <mn>2</mn>
        </msup>
      </mrow>
      <mi>cos</mi>
      <mo stretchy="false">φ</mo>
    </mrow>
    <annotation encoding="StarMath 5.0">%alpha^2 `=` R^2  + R^2 - 2R^2 cos %phi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4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4.658cm" svg:height="0.594cm" svg:x="3.454cm" svg:y="2.311cm">
            <text:p/>
          </draw:ellipse>
          <draw:ellipse draw:style-name="gr2" draw:text-style-name="P1" draw:layer="layout" svg:width="8.044cm" svg:height="1.481cm" svg:x="1.719cm" svg:y="6.723cm" draw:kind="arc" draw:start-angle="180" draw:end-angle="350">
            <text:p/>
          </draw:ellipse>
          <draw:line draw:style-name="gr2" draw:text-style-name="P1" draw:layer="layout" svg:x1="3.454cm" svg:y1="2.608cm" svg:x2="1.719cm" svg:y2="7.477cm">
            <text:p/>
          </draw:line>
          <draw:line draw:style-name="gr2" draw:text-style-name="P1" draw:layer="layout" svg:x1="8.112cm" svg:y1="2.651cm" svg:x2="9.698cm" svg:y2="7.591cm">
            <text:p/>
          </draw:line>
        </draw:g>
        <draw:line draw:style-name="gr3" draw:text-style-name="P1" draw:layer="layout" svg:x1="1.719cm" svg:y1="7.731cm" svg:x2="1.719cm" svg:y2="9.001cm">
          <text:p/>
        </draw:line>
        <draw:line draw:style-name="gr3" draw:text-style-name="P1" draw:layer="layout" svg:x1="9.698cm" svg:y1="7.773cm" svg:x2="9.698cm" svg:y2="9.043cm">
          <text:p/>
        </draw:line>
        <draw:line draw:style-name="gr3" draw:text-style-name="P1" draw:layer="layout" svg:x1="3.454cm" svg:y1="1.127cm" svg:x2="3.454cm" svg:y2="2.397cm">
          <text:p/>
        </draw:line>
        <draw:line draw:style-name="gr3" draw:text-style-name="P1" draw:layer="layout" svg:x1="8.111cm" svg:y1="1.127cm" svg:x2="8.111cm" svg:y2="2.397cm">
          <text:p/>
        </draw:line>
        <draw:line draw:style-name="gr3" draw:text-style-name="P1" draw:layer="layout" svg:x1="8.239cm" svg:y1="2.651cm" svg:x2="11.456cm" svg:y2="2.651cm">
          <text:p/>
        </draw:line>
        <draw:line draw:style-name="gr3" draw:text-style-name="P1" draw:layer="layout" svg:x1="9.847cm" svg:y1="7.561cm" svg:x2="11.414cm" svg:y2="7.561cm">
          <text:p/>
        </draw:line>
        <draw:line draw:style-name="gr4" draw:text-style-name="P1" draw:layer="layout" svg:x1="1.719cm" svg:y1="8.62cm" svg:x2="9.698cm" svg:y2="8.62cm">
          <text:p/>
        </draw:line>
        <draw:line draw:style-name="gr4" draw:text-style-name="P1" draw:layer="layout" svg:x1="3.454cm" svg:y1="1.92cm" svg:x2="8.111cm" svg:y2="1.92cm">
          <text:p/>
        </draw:line>
        <draw:line draw:style-name="gr4" draw:text-style-name="P1" draw:layer="layout" svg:x1="10.398cm" svg:y1="2.651cm" svg:x2="10.398cm" svg:y2="7.561cm">
          <text:p/>
        </draw:line>
        <draw:frame draw:style-name="gr5" draw:text-style-name="P2" draw:layer="layout" svg:width="2.244cm" svg:height="1.096cm" svg:x="5.148cm" svg:y="8.582cm">
          <draw:text-box>
            <text:p text:style-name="P2"><text:span text:style-name="T1">a</text:span></text:p>
          </draw:text-box>
        </draw:frame>
        <draw:frame draw:style-name="gr5" draw:text-style-name="P2" draw:layer="layout" svg:width="2.244cm" svg:height="1.096cm" svg:x="10.397cm" svg:y="4.645cm">
          <draw:text-box>
            <text:p text:style-name="P2"><text:span text:style-name="T1">h</text:span></text:p>
          </draw:text-box>
        </draw:frame>
        <draw:frame draw:style-name="gr5" draw:text-style-name="P2" draw:layer="layout" svg:width="2.244cm" svg:height="1.096cm" svg:x="5.275cm" svg:y="1.215cm">
          <draw:text-box>
            <text:p text:style-name="P2"><text:span text:style-name="T1">b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39cm" fo:min-width="0.106cm"/>
    </style:style>
    <style:style style:name="gr4" style:family="graphic" style:parent-style-name="standard">
      <style:graphic-properties draw:stroke="none" svg:stroke-color="#000000" draw:fill="none" draw:fill-color="#ffffff" fo:min-height="0.155cm" fo:min-width="0.048cm"/>
    </style:style>
    <style:style style:name="gr5" style:family="graphic" style:parent-style-name="standard">
      <style:graphic-properties draw:stroke="none" svg:stroke-color="#000000" draw:fill="none" draw:fill-color="#ffffff" fo:min-height="0.177cm" fo:min-width="0.059cm"/>
    </style:style>
    <style:style style:name="gr6" style:family="graphic" style:parent-style-name="standard">
      <style:graphic-properties draw:stroke="none" svg:stroke-color="#000000" draw:fill="none" draw:fill-color="#ffffff" fo:min-height="0.19cm" fo:min-width="0.064cm"/>
    </style:style>
    <style:style style:name="gr7" style:family="graphic" style:parent-style-name="standard">
      <style:graphic-properties draw:stroke="none" svg:stroke-color="#000000" draw:fill="none" draw:fill-color="#ffffff" fo:min-height="0.466cm" fo:min-width="0.146cm"/>
    </style:style>
    <style:style style:name="gr8" style:family="graphic" style:parent-style-name="measure" style:list-style-name="L1">
      <style:graphic-properties draw:textarea-horizontal-align="center" draw:textarea-vertical-align="middle" draw:line-distance="1.712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47cm" svg:y1="6.122cm" svg:x2="11.456cm" svg:y2="6.122cm">
          <text:p/>
        </draw:line>
        <draw:line draw:style-name="gr2" draw:text-style-name="P1" draw:layer="layout" svg:x1="7.011cm" svg:y1="1.423cm" svg:x2="7.011cm" svg:y2="7.043cm">
          <text:p/>
        </draw:line>
        <draw:frame draw:style-name="gr3" draw:layer="layout" svg:width="0.332cm" svg:height="0.556cm" svg:x="2.508cm" svg:y="5.783cm">
          <draw:text-box>
            <text:p>A</text:p>
          </draw:text-box>
        </draw:frame>
        <draw:frame draw:style-name="gr4" draw:layer="layout" svg:width="0.332cm" svg:height="0.556cm" svg:x="11.667cm" svg:y="5.841cm">
          <draw:text-box>
            <text:p>B</text:p>
          </draw:text-box>
        </draw:frame>
        <draw:line draw:style-name="gr2" draw:text-style-name="P1" draw:layer="layout" svg:x1="7.011cm" svg:y1="5.656cm" svg:x2="6.503cm" svg:y2="5.656cm">
          <text:p/>
        </draw:line>
        <draw:line draw:style-name="gr2" draw:text-style-name="P1" draw:layer="layout" svg:x1="6.503cm" svg:y1="5.656cm" svg:x2="6.503cm" svg:y2="6.122cm">
          <text:p/>
        </draw:line>
        <draw:frame draw:style-name="gr5" draw:layer="layout" svg:width="0.358cm" svg:height="0.556cm" svg:x="7.018cm" svg:y="7.099cm">
          <draw:text-box>
            <text:p>C</text:p>
          </draw:text-box>
        </draw:frame>
        <draw:frame draw:style-name="gr6" draw:layer="layout" svg:width="0.358cm" svg:height="0.556cm" svg:x="7.222cm" svg:y="1.063cm">
          <draw:text-box>
            <text:p>D</text:p>
          </draw:text-box>
        </draw:frame>
        <draw:frame draw:style-name="gr7" draw:layer="layout" svg:width="0.332cm" svg:height="0.556cm" svg:x="7.138cm" svg:y="5.542cm">
          <draw:text-box>
            <text:p>E</text:p>
          </draw:text-box>
        </draw:frame>
        <draw:measure draw:style-name="gr8" draw:text-style-name="P2" draw:layer="measurelines" svg:x1="2.938cm" svg:y1="6.253cm" svg:x2="11.48cm" svg:y2="6.253cm">
          <text:p text:style-name="P2">a</text:p>
        </draw:measur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15cm" fo:min-width="0.067cm"/>
    </style:style>
    <style:style style:name="gr4" style:family="graphic" style:parent-style-name="standard">
      <style:graphic-properties draw:stroke="none" svg:stroke-color="#000000" draw:fill="none" draw:fill-color="#ffffff" fo:min-height="0.359cm" fo:min-width="0.112cm"/>
    </style:style>
    <style:style style:name="gr5" style:family="graphic" style:parent-style-name="standard">
      <style:graphic-properties draw:stroke="none" svg:stroke-color="#000000" draw:fill="none" draw:fill-color="#ffffff" fo:min-height="0.242cm" fo:min-width="0.081cm"/>
    </style:style>
    <style:style style:name="gr6" style:family="graphic" style:parent-style-name="standard">
      <style:graphic-properties draw:stroke="none" svg:stroke-color="#000000" draw:fill="none" draw:fill-color="#ffffff" fo:min-height="0.236cm" fo:min-width="0.074cm"/>
    </style:style>
    <style:style style:name="gr7" style:family="graphic" style:parent-style-name="standard">
      <style:graphic-properties draw:stroke="none" svg:stroke-color="#000000" draw:fill="none" draw:fill-color="#ffffff" fo:min-height="0.063cm" fo:min-width="0.018cm"/>
    </style:style>
    <style:style style:name="gr8" style:family="graphic" style:parent-style-name="standard">
      <style:graphic-properties draw:stroke="none" svg:stroke-color="#000000" draw:fill="none" draw:fill-color="#ffffff" fo:min-height="0.242cm" fo:min-width="0.088cm"/>
    </style:style>
    <style:style style:name="gr9" style:family="graphic" style:parent-style-name="standard">
      <style:graphic-properties draw:stroke="none" svg:stroke-color="#000000" draw:fill="none" draw:fill-color="#ffffff" fo:min-height="0.221cm" fo:min-width="0.074cm"/>
    </style:style>
    <style:style style:name="gr10" style:family="graphic" style:parent-style-name="measure" style:list-style-name="L1">
      <style:graphic-properties draw:textarea-horizontal-align="center" draw:textarea-vertical-align="middle" draw:line-distance="1.483cm" draw:placing="below"/>
    </style:style>
    <style:style style:name="gr11" style:family="graphic" style:parent-style-name="measure" style:list-style-name="L1">
      <style:graphic-properties draw:textarea-horizontal-align="center" draw:textarea-vertical-align="middle" draw:line-distance="1.393cm"/>
    </style:style>
    <style:style style:name="gr12" style:family="graphic" style:parent-style-name="measure" style:list-style-name="L1">
      <style:graphic-properties draw:textarea-horizontal-align="center" draw:textarea-vertical-align="middle" draw:parallel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47cm" svg:y1="6.122cm" svg:x2="11.456cm" svg:y2="6.122cm">
          <text:p/>
        </draw:line>
        <draw:line draw:style-name="gr2" draw:text-style-name="P1" draw:layer="layout" svg:x1="7.011cm" svg:y1="1.969cm" svg:x2="7.011cm" svg:y2="6.712cm">
          <text:p/>
        </draw:line>
        <draw:frame draw:style-name="gr3" draw:layer="layout" svg:width="0.332cm" svg:height="0.556cm" svg:x="2.508cm" svg:y="5.783cm">
          <draw:text-box>
            <text:p>A</text:p>
          </draw:text-box>
        </draw:frame>
        <draw:frame draw:style-name="gr4" draw:layer="layout" svg:width="0.332cm" svg:height="0.556cm" svg:x="11.667cm" svg:y="5.841cm">
          <draw:text-box>
            <text:p>B</text:p>
          </draw:text-box>
        </draw:frame>
        <draw:line draw:style-name="gr2" draw:text-style-name="P1" draw:layer="layout" svg:x1="7.011cm" svg:y1="5.656cm" svg:x2="6.503cm" svg:y2="5.656cm">
          <text:p/>
        </draw:line>
        <draw:line draw:style-name="gr2" draw:text-style-name="P1" draw:layer="layout" svg:x1="6.503cm" svg:y1="5.656cm" svg:x2="6.503cm" svg:y2="6.122cm">
          <text:p/>
        </draw:line>
        <draw:frame draw:style-name="gr5" draw:layer="layout" svg:width="0.358cm" svg:height="0.556cm" svg:x="7.171cm" svg:y="6.368cm">
          <draw:text-box>
            <text:p>C</text:p>
          </draw:text-box>
        </draw:frame>
        <draw:frame draw:style-name="gr6" draw:layer="layout" svg:width="0.332cm" svg:height="0.556cm" svg:x="7.138cm" svg:y="5.542cm">
          <draw:text-box>
            <text:p>E</text:p>
          </draw:text-box>
        </draw:frame>
        <draw:line draw:style-name="gr1" draw:text-style-name="P1" draw:layer="layout" svg:x1="4.175cm" svg:y1="2.312cm" svg:x2="9.932cm" svg:y2="2.312cm">
          <text:p/>
        </draw:line>
        <draw:frame draw:style-name="gr7" draw:layer="layout" svg:width="0.303cm" svg:height="0.556cm" svg:x="3.709cm" svg:y="2.031cm">
          <draw:text-box>
            <text:p>F</text:p>
          </draw:text-box>
        </draw:frame>
        <draw:frame draw:style-name="gr8" draw:layer="layout" svg:width="0.387cm" svg:height="0.556cm" svg:x="10.115cm" svg:y="2.031cm">
          <draw:text-box>
            <text:p>G</text:p>
          </draw:text-box>
        </draw:frame>
        <draw:frame draw:style-name="gr9" draw:layer="layout" svg:width="0.358cm" svg:height="0.556cm" svg:x="7.167cm" svg:y="2.432cm">
          <draw:text-box>
            <text:p>H</text:p>
          </draw:text-box>
        </draw:frame>
        <draw:measure draw:style-name="gr10" draw:text-style-name="P2" draw:layer="measurelines" svg:x1="2.989cm" svg:y1="6.202cm" svg:x2="11.455cm" svg:y2="6.202cm">
          <text:p text:style-name="P2"><text:span text:style-name="T1">a</text:span></text:p>
        </draw:measure>
        <draw:measure draw:style-name="gr11" draw:text-style-name="P2" draw:layer="measurelines" svg:x1="4.175cm" svg:y1="2.312cm" svg:x2="9.95cm" svg:y2="2.312cm">
          <text:p text:style-name="P2"><text:span text:style-name="T1">b</text:span></text:p>
        </draw:measure>
        <draw:measure draw:style-name="gr12" draw:text-style-name="P2" draw:layer="measurelines" svg:x1="8.726cm" svg:y1="2.312cm" svg:x2="8.726cm" svg:y2="6.122cm">
          <text:p text:style-name="P2"><text:span text:style-name="T1"><text:s/></text:span><text:span text:style-name="T1">h</text:span></text:p>
        </draw:measur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svg:stroke-width="0.051cm" svg:stroke-color="#008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71cm" svg:y1="5.148cm" svg:x2="11.244cm" svg:y2="5.148cm">
          <text:p/>
        </draw:line>
        <draw:circle draw:style-name="gr2" draw:text-style-name="P1" draw:layer="layout" svg:width="8.466cm" svg:height="8.466cm" svg:x="0.238cm" svg:y="0.915cm">
          <text:p/>
        </draw:circle>
        <draw:circle draw:style-name="gr2" draw:text-style-name="P1" draw:layer="layout" svg:width="8.466cm" svg:height="8.466cm" svg:x="7.012cm" svg:y="0.915cm">
          <text:p/>
        </draw:circle>
        <draw:frame draw:style-name="gr3" draw:text-style-name="P2" draw:layer="layout" svg:width="1.99cm" svg:height="1.35cm" svg:x="3.751cm" svg:y="4.73cm">
          <draw:text-box>
            <text:p><text:span text:style-name="T1">A</text:span></text:p>
          </draw:text-box>
        </draw:frame>
        <draw:frame draw:style-name="gr3" draw:text-style-name="P2" draw:layer="layout" svg:width="1.99cm" svg:height="1.35cm" svg:x="11.159cm" svg:y="4.772cm">
          <draw:text-box>
            <text:p><text:span text:style-name="T1">B</text:span></text:p>
          </draw:text-box>
        </draw:frame>
        <draw:frame draw:style-name="gr3" draw:text-style-name="P2" draw:layer="layout" svg:width="1.99cm" svg:height="1.35cm" svg:x="7.9cm" svg:y="2.185cm">
          <draw:text-box>
            <text:p><text:span text:style-name="T1">C</text:span></text:p>
          </draw:text-box>
        </draw:frame>
        <draw:frame draw:style-name="gr3" draw:text-style-name="P2" draw:layer="layout" svg:width="1.99cm" svg:height="1.35cm" svg:x="7.985cm" svg:y="7.307cm">
          <draw:text-box>
            <text:p><text:span text:style-name="T1">D</text:span></text:p>
          </draw:text-box>
        </draw:frame>
        <draw:line draw:style-name="gr4" draw:text-style-name="P1" draw:layer="layout" svg:x1="7.864cm" svg:y1="1.254cm" svg:x2="7.864cm" svg:y2="9.001cm">
          <text:p/>
        </draw:line>
        <draw:line draw:style-name="gr5" draw:text-style-name="P1" draw:layer="layout" svg:x1="11.244cm" svg:y1="5.148cm" svg:x2="7.864cm" svg:y2="2.608cm">
          <text:p/>
        </draw:line>
        <draw:line draw:style-name="gr5" draw:text-style-name="P1" draw:layer="layout" svg:x1="4.471cm" svg:y1="5.148cm" svg:x2="7.864cm" svg:y2="2.608cm">
          <text:p/>
        </draw:line>
        <draw:frame draw:style-name="gr3" draw:text-style-name="P2" draw:layer="layout" svg:width="1.99cm" svg:height="1.35cm" svg:x="5.741cm" svg:y="3.159cm">
          <draw:text-box>
            <text:p><text:span text:style-name="T1">r</text:span></text:p>
          </draw:text-box>
        </draw:frame>
        <draw:frame draw:style-name="gr3" draw:text-style-name="P2" draw:layer="layout" svg:width="1.99cm" svg:height="1.35cm" svg:x="9.509cm" svg:y="3.243cm">
          <draw:text-box>
            <text:p><text:span text:style-name="T1">r</text:span></text:p>
          </draw:text-box>
        </draw:frame>
        <draw:frame draw:style-name="gr3" draw:text-style-name="P2" draw:layer="layout" svg:width="1.99cm" svg:height="1.35cm" svg:x="7.731cm" svg:y="4.471cm">
          <draw:text-box>
            <text:p><text:span text:style-name="T1">E</text:span></text:p>
          </draw:text-box>
        </draw:frame>
        <draw:line draw:style-name="gr5" draw:text-style-name="P1" draw:layer="layout" svg:x1="11.244cm" svg:y1="5.148cm" svg:x2="7.815cm" svg:y2="7.688cm">
          <text:p/>
        </draw:line>
        <draw:line draw:style-name="gr5" draw:text-style-name="P1" draw:layer="layout" svg:x1="4.471cm" svg:y1="5.148cm" svg:x2="7.864cm" svg:y2="7.688cm">
          <text:p/>
        </draw:lin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95cm" fo:min-width="0.061cm"/>
    </style:style>
    <style:style style:name="gr3" style:family="graphic" style:parent-style-name="standard">
      <style:graphic-properties draw:stroke="none" svg:stroke-color="#000000" draw:fill="none" draw:fill-color="#ffffff" fo:min-height="0.339cm" fo:min-width="0.106cm"/>
    </style:style>
    <style:style style:name="gr4" style:family="graphic" style:parent-style-name="standard">
      <style:graphic-properties draw:stroke="none" svg:stroke-color="#000000" draw:fill="none" draw:fill-color="#ffffff" fo:min-height="0.326cm" fo:min-width="0.463cm"/>
    </style:style>
    <style:style style:name="gr5" style:family="graphic" style:parent-style-name="standard">
      <style:graphic-properties draw:stroke="none" svg:stroke-color="#000000" draw:fill="none" draw:fill-color="#ffffff" fo:min-height="0.336cm" fo:min-width="0.113cm"/>
    </style:style>
    <style:style style:name="gr6" style:family="graphic" style:parent-style-name="standard">
      <style:graphic-properties draw:stroke="none" svg:stroke-color="#000000" draw:fill="none" draw:fill-color="#ffffff" fo:min-height="0.124cm" fo:min-width="0.429cm"/>
    </style:style>
    <style:style style:name="gr7" style:family="graphic" style:parent-style-name="standard">
      <style:graphic-properties draw:stroke="none" svg:stroke-color="#000000" draw:fill="none" draw:fill-color="#ffffff" fo:min-height="0.08cm" fo:min-width="0.025cm"/>
    </style:style>
    <style:style style:name="gr8" style:family="graphic" style:parent-style-name="standard">
      <style:graphic-properties draw:stroke="none" svg:stroke-color="#000000" draw:fill="none" draw:fill-color="#ffffff" fo:min-height="0.138cm" fo:min-width="0.039cm"/>
    </style:style>
    <style:style style:name="gr9" style:family="graphic" style:parent-style-name="standard">
      <style:graphic-properties draw:stroke="none" svg:stroke-color="#000000" draw:fill="none" draw:fill-color="#ffffff" fo:min-height="0.001cm" fo:min-width="0.001cm"/>
    </style:style>
    <style:style style:name="gr10" style:family="graphic" style:parent-style-name="standard">
      <style:graphic-properties draw:stroke="none" svg:stroke-color="#000000" draw:fill="none" draw:fill-color="#ffffff" fo:min-height="0.299cm" fo:min-width="0.432cm"/>
    </style:style>
    <style:style style:name="gr11" style:family="graphic" style:parent-style-name="standard">
      <style:graphic-properties draw:stroke="none" svg:stroke-color="#000000" draw:fill="none" draw:fill-color="#ffffff" fo:min-height="0.08cm" fo:min-width="0.027cm"/>
    </style:style>
    <style:style style:name="gr12" style:family="graphic" style:parent-style-name="standard">
      <style:graphic-properties draw:stroke="none" svg:stroke-color="#000000" draw:fill="none" draw:fill-color="#ffffff" fo:min-height="1.058cm"/>
    </style:style>
    <style:style style:name="gr13" style:family="graphic" style:parent-style-name="standard">
      <style:graphic-properties draw:stroke="none" svg:stroke-color="#000000" draw:fill="none" draw:fill-color="#ffffff" fo:min-height="0.167cm" fo:min-width="0.043cm"/>
    </style:style>
    <style:style style:name="gr14" style:family="graphic" style:parent-style-name="standard">
      <style:graphic-properties draw:stroke="none" svg:stroke-color="#000000" draw:fill="none" draw:fill-color="#ffffff" fo:min-height="0.23cm" fo:min-width="0.06cm"/>
    </style:style>
    <style:style style:name="gr15" style:family="graphic" style:parent-style-name="measure" style:list-style-name="L1">
      <style:graphic-properties draw:textarea-horizontal-align="center" draw:textarea-vertical-align="middle" draw:line-distance="1.762cm"/>
    </style:style>
    <style:style style:name="gr16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800000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4pt" style:font-style-asian="normal" style:font-weight-asian="bold" style:font-family-complex="Tahoma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0000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4pt" style:font-style-asian="normal" style:font-weight-asian="bold" style:font-family-complex="Tahoma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Heavy_20_line" draw:layer="layout" svg:x1="3.032cm" svg:y1="9.89cm" svg:x2="11.541cm" svg:y2="9.89cm">
          <text:p/>
        </draw:line>
        <draw:line draw:style-name="gr1" draw:text-style-name="P1" draw:layer="layout" svg:x1="7.096cm" svg:y1="1.296cm" svg:x2="7.096cm" svg:y2="10.817cm">
          <text:p/>
        </draw:line>
        <draw:frame draw:style-name="gr2" draw:layer="layout" svg:width="0.332cm" svg:height="0.556cm" svg:x="2.493cm" svg:y="9.751cm">
          <draw:text-box>
            <text:p>A</text:p>
          </draw:text-box>
        </draw:frame>
        <draw:frame draw:style-name="gr3" draw:layer="layout" svg:width="0.332cm" svg:height="0.556cm" svg:x="11.752cm" svg:y="9.609cm">
          <draw:text-box>
            <text:p>B</text:p>
          </draw:text-box>
        </draw:frame>
        <draw:frame draw:style-name="gr4" draw:text-style-name="P2" draw:layer="layout" svg:width="1.505cm" svg:height="0.556cm" svg:x="8.828cm" svg:y="9.262cm">
          <draw:text-box>
            <text:p><text:span text:style-name="T1">AB = a</text:span></text:p>
          </draw:text-box>
        </draw:frame>
        <draw:g>
          <draw:line draw:style-name="gr1" draw:text-style-name="P1" draw:layer="layout" svg:x1="7.096cm" svg:y1="9.424cm" svg:x2="6.588cm" svg:y2="9.424cm">
            <text:p/>
          </draw:line>
          <draw:line draw:style-name="gr1" draw:text-style-name="P1" draw:layer="layout" svg:x1="6.588cm" svg:y1="9.424cm" svg:x2="6.588cm" svg:y2="9.89cm">
            <text:p/>
          </draw:line>
        </draw:g>
        <draw:frame draw:style-name="gr5" draw:layer="layout" svg:width="0.358cm" svg:height="0.556cm" svg:x="6.956cm" svg:y="10.911cm">
          <draw:text-box>
            <text:p>C</text:p>
          </draw:text-box>
        </draw:frame>
        <draw:frame draw:style-name="gr6" draw:layer="layout" svg:width="3.664cm" svg:height="0.556cm" svg:x="7.319cm" svg:y="1.131cm">
          <draw:text-box>
            <text:p>D (apex of cone)</text:p>
          </draw:text-box>
        </draw:frame>
        <draw:frame draw:style-name="gr7" draw:layer="layout" svg:width="0.332cm" svg:height="0.556cm" svg:x="7.323cm" svg:y="9.332cm">
          <draw:text-box>
            <text:p>E</text:p>
          </draw:text-box>
        </draw:frame>
        <draw:line draw:style-name="Heavy_20_line" draw:layer="layout" svg:x1="4.894cm" svg:y1="6.08cm" svg:x2="9.466cm" svg:y2="6.08cm">
          <text:p/>
        </draw:line>
        <draw:frame draw:style-name="gr8" draw:layer="layout" svg:width="0.303cm" svg:height="0.556cm" svg:x="5.057cm" svg:y="6.08cm">
          <draw:text-box>
            <text:p>F</text:p>
          </draw:text-box>
        </draw:frame>
        <draw:frame draw:style-name="gr9" draw:layer="layout" svg:width="0.387cm" svg:height="0.556cm" svg:x="9.877cm" svg:y="5.756cm">
          <draw:text-box>
            <text:p>G</text:p>
          </draw:text-box>
        </draw:frame>
        <draw:frame draw:style-name="gr10" draw:text-style-name="P2" draw:layer="layout" svg:width="1.53cm" svg:height="0.556cm" svg:x="5.36cm" svg:y="5.437cm">
          <draw:text-box>
            <text:p><text:span text:style-name="T1">FG = b</text:span></text:p>
          </draw:text-box>
        </draw:frame>
        <draw:frame draw:style-name="gr11" draw:layer="layout" svg:width="0.358cm" svg:height="0.556cm" svg:x="7.352cm" svg:y="6.2cm">
          <draw:text-box>
            <text:p>H</text:p>
          </draw:text-box>
        </draw:frame>
        <draw:frame draw:style-name="gr12" draw:layer="layout" svg:width="1.53cm" svg:height="1.058cm" svg:x="8.108cm" svg:y="7.549cm">
          <draw:text-box>
            <text:p>EH = h</text:p>
          </draw:text-box>
        </draw:frame>
        <draw:line draw:style-name="gr1" draw:text-style-name="P1" draw:layer="layout" svg:x1="3.032cm" svg:y1="9.89cm" svg:x2="7.096cm" svg:y2="1.635cm">
          <text:p/>
        </draw:line>
        <draw:line draw:style-name="gr1" draw:text-style-name="P1" draw:layer="layout" svg:x1="11.541cm" svg:y1="9.89cm" svg:x2="7.096cm" svg:y2="1.635cm">
          <text:p/>
        </draw:line>
        <draw:frame draw:style-name="gr13" draw:layer="layout" svg:width="0.277cm" svg:height="0.556cm" svg:x="6.628cm" svg:y="2.917cm">
          <draw:text-box>
            <text:p><text:span text:style-name="T2">θ</text:span></text:p>
          </draw:text-box>
        </draw:frame>
        <draw:line draw:style-name="gr1" draw:text-style-name="P1" draw:layer="layout" svg:x1="4.894cm" svg:y1="6.08cm" svg:x2="4.894cm" svg:y2="9.89cm">
          <text:p/>
        </draw:line>
        <draw:frame draw:style-name="gr14" draw:layer="layout" svg:width="0.277cm" svg:height="0.556cm" svg:x="4.487cm" svg:y="6.99cm">
          <draw:text-box>
            <text:p><text:span text:style-name="T2">θ</text:span></text:p>
          </draw:text-box>
        </draw:frame>
        <draw:g>
          <draw:line draw:style-name="gr1" draw:text-style-name="P1" draw:layer="layout" svg:x1="4.862cm" svg:y1="9.424cm" svg:x2="4.354cm" svg:y2="9.424cm">
            <text:p/>
          </draw:line>
          <draw:line draw:style-name="gr1" draw:text-style-name="P1" draw:layer="layout" svg:x1="4.354cm" svg:y1="9.424cm" svg:x2="4.354cm" svg:y2="9.89cm">
            <text:p/>
          </draw:line>
        </draw:g>
        <draw:measure draw:style-name="gr15" draw:text-style-name="P3" draw:layer="measurelines" svg:x1="3.032cm" svg:y1="9.89cm" svg:x2="7.096cm" svg:y2="1.688cm">
          <text:p text:style-name="P3"><text:span text:style-name="T3">R</text:span></text:p>
        </draw:measure>
        <draw:measure draw:style-name="gr16" draw:text-style-name="P5" draw:layer="measurelines" svg:x1="4.894cm" svg:y1="6.08cm" svg:x2="7.096cm" svg:y2="1.688cm">
          <text:p text:style-name="P4"><text:span text:style-name="T3">r</text:span></text:p>
        </draw:measur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  <style:text-properties style:use-window-font-color="true" fo:font-size="12pt"/>
    </style:style>
    <style:style style:name="Heavy_20_line" style:display-name="Heavy line" style:family="graphic" style:parent-style-name="standard">
      <style:graphic-properties svg:stroke-width="0.051cm" svg:stroke-color="#800000" draw:marker-start-width="0.381cm" draw:marker-end-width="0.381cm" draw:textarea-horizontal-align="center" draw:textarea-vertical-align="middle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058cm"/>
    </style:style>
    <style:style style:name="gr4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3cm" svg:y1="1.592cm" svg:x2="9.043cm" svg:y2="12.726cm">
          <text:p/>
        </draw:line>
        <draw:line draw:style-name="gr1" draw:text-style-name="P1" draw:layer="layout" svg:x1="1.931cm" svg:y1="2.947cm" svg:x2="16.578cm" svg:y2="2.947cm">
          <text:p/>
        </draw:line>
        <draw:g>
          <draw:circle draw:style-name="gr2" draw:text-style-name="P1" draw:layer="layout" svg:width="13.038cm" svg:height="13.038cm" svg:x="2.524cm" svg:y="-3.572cm" draw:kind="arc" draw:start-angle="166.99" draw:end-angle="9.34">
            <text:p/>
          </draw:circle>
          <draw:circle draw:style-name="gr2" draw:text-style-name="P1" draw:layer="layout" svg:width="5.672cm" svg:height="5.672cm" svg:x="6.207cm" svg:y="0.111cm" draw:kind="arc" draw:start-angle="159.43" draw:end-angle="15.31">
            <text:p/>
          </draw:circle>
        </draw:g>
        <draw:frame draw:style-name="gr3" draw:text-style-name="P2" draw:layer="layout" svg:width="1.058cm" svg:height="1.308cm" svg:x="1.847cm" svg:y="2.27cm">
          <draw:text-box>
            <text:p text:style-name="P2"><text:span text:style-name="T1">J</text:span></text:p>
          </draw:text-box>
        </draw:frame>
        <draw:frame draw:style-name="gr3" draw:text-style-name="P2" draw:layer="layout" svg:width="1.058cm" svg:height="1.308cm" svg:x="8.916cm" svg:y="5.021cm">
          <draw:text-box>
            <text:p text:style-name="P2"><text:span text:style-name="T1">H</text:span></text:p>
          </draw:text-box>
        </draw:frame>
        <draw:frame draw:style-name="gr3" draw:text-style-name="P2" draw:layer="layout" svg:width="1.058cm" svg:height="1.308cm" svg:x="8.916cm" svg:y="8.747cm">
          <draw:text-box>
            <text:p text:style-name="P2"><text:span text:style-name="T1">E</text:span></text:p>
          </draw:text-box>
        </draw:frame>
        <draw:line draw:style-name="gr4" draw:text-style-name="P1" draw:layer="layout" svg:x1="9.043cm" svg:y1="2.947cm" svg:x2="6.461cm" svg:y2="4.132cm">
          <text:p/>
        </draw:line>
        <draw:line draw:style-name="gr4" draw:text-style-name="P1" draw:layer="layout" svg:x1="9.043cm" svg:y1="2.948cm" svg:x2="5.36cm" svg:y2="8.323cm">
          <text:p/>
        </draw:line>
        <draw:frame draw:style-name="gr3" draw:text-style-name="P2" draw:layer="layout" svg:width="1.058cm" svg:height="1.308cm" svg:x="5.783cm" svg:y="6.084cm">
          <draw:text-box>
            <text:p text:style-name="P2"><text:span text:style-name="T1">R</text:span></text:p>
          </draw:text-box>
        </draw:frame>
        <draw:frame draw:style-name="gr3" draw:text-style-name="P2" draw:layer="layout" svg:width="1.058cm" svg:height="1.308cm" svg:x="6.969cm" svg:y="3.036cm">
          <draw:text-box>
            <text:p text:style-name="P2"><text:span text:style-name="T1">r</text:span></text:p>
          </draw:text-box>
        </draw:frame>
        <draw:frame draw:style-name="gr3" draw:text-style-name="P2" draw:layer="layout" svg:width="1.058cm" svg:height="1.308cm" svg:x="9.043cm" svg:y="2.274cm">
          <draw:text-box>
            <text:p text:style-name="P2"><text:span text:style-name="T1">D</text:span></text:p>
          </draw:text-box>
        </draw:frame>
        <draw:frame draw:style-name="gr3" draw:text-style-name="P2" draw:layer="layout" svg:width="1.058cm" svg:height="1.308cm" svg:x="6.207cm" svg:y="2.316cm">
          <draw:text-box>
            <text:p text:style-name="P2"><text:span text:style-name="T1">K</text:span></text:p>
          </draw:text-box>
        </draw:fram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058cm"/>
    </style:style>
    <style:style style:name="gr4" style:family="graphic" style:parent-style-name="standard">
      <style:graphic-properties svg:stroke-width="0.025cm" draw:marker-start="Arrow" draw:marker-start-width="0.229cm" draw:marker-end="Arrow" draw:marker-end-width="0.229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solid" draw:fill-color="#ffffff" fo:min-height="0.639cm"/>
    </style:style>
    <style:style style:name="gr6" style:family="graphic" style:parent-style-name="Dashed_20_line">
      <style:graphic-properties draw:stroke-dash="Fine_20_Dashed_20__28_var_29_" svg:stroke-color="#0000ff"/>
    </style:style>
    <style:style style:name="gr7" style:family="graphic" style:parent-style-name="standard">
      <style:graphic-properties draw:marker-end="Arrow" draw:marker-end-width="0.203cm" draw:textarea-horizontal-align="center" draw:textarea-vertical-align="middle"/>
    </style:style>
    <style:style style:name="gr8" style:family="graphic" style:parent-style-name="Pattern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3cm" svg:y1="1.592cm" svg:x2="9.043cm" svg:y2="12.726cm">
          <text:p/>
        </draw:line>
        <draw:line draw:style-name="gr1" draw:text-style-name="P1" draw:layer="layout" svg:x1="1.931cm" svg:y1="2.947cm" svg:x2="16.578cm" svg:y2="2.947cm">
          <text:p/>
        </draw:line>
        <draw:g>
          <draw:circle draw:style-name="gr2" draw:text-style-name="P1" draw:layer="layout" svg:width="13.038cm" svg:height="13.038cm" svg:x="2.524cm" svg:y="-3.572cm" draw:kind="arc" draw:start-angle="166.99" draw:end-angle="9.34">
            <text:p/>
          </draw:circle>
          <draw:circle draw:style-name="gr2" draw:text-style-name="P1" draw:layer="layout" svg:width="5.672cm" svg:height="5.672cm" svg:x="6.207cm" svg:y="0.111cm" draw:kind="arc" draw:start-angle="159.43" draw:end-angle="15.31">
            <text:p/>
          </draw:circle>
        </draw:g>
        <draw:frame draw:style-name="gr3" draw:text-style-name="P2" draw:layer="layout" svg:width="1.058cm" svg:height="1.308cm" svg:x="1.847cm" svg:y="2.27cm">
          <draw:text-box>
            <text:p><text:span text:style-name="T1">J</text:span></text:p>
          </draw:text-box>
        </draw:frame>
        <draw:frame draw:style-name="gr3" draw:text-style-name="P2" draw:layer="layout" svg:width="1.058cm" svg:height="1.308cm" svg:x="8.916cm" svg:y="5.021cm">
          <draw:text-box>
            <text:p><text:span text:style-name="T1">H</text:span></text:p>
          </draw:text-box>
        </draw:frame>
        <draw:frame draw:style-name="gr3" draw:text-style-name="P2" draw:layer="layout" svg:width="1.058cm" svg:height="1.308cm" svg:x="8.916cm" svg:y="8.747cm">
          <draw:text-box>
            <text:p><text:span text:style-name="T1">E</text:span></text:p>
          </draw:text-box>
        </draw:frame>
        <draw:frame draw:style-name="gr3" draw:text-style-name="P2" draw:layer="layout" svg:width="1.058cm" svg:height="1.308cm" svg:x="9.043cm" svg:y="2.274cm">
          <draw:text-box>
            <text:p><text:span text:style-name="T1">D</text:span></text:p>
          </draw:text-box>
        </draw:frame>
        <draw:frame draw:style-name="gr3" draw:text-style-name="P2" draw:layer="layout" svg:width="1.058cm" svg:height="1.308cm" svg:x="6.207cm" svg:y="2.316cm">
          <draw:text-box>
            <text:p><text:span text:style-name="T1">K</text:span></text:p>
          </draw:text-box>
        </draw:frame>
        <draw:line draw:style-name="gr1" draw:text-style-name="P1" draw:layer="layout" svg:x1="13.653cm" svg:y1="7.558cm" svg:x2="9.043cm" svg:y2="2.947cm">
          <text:p/>
        </draw:line>
        <draw:frame draw:style-name="gr3" draw:text-style-name="P2" draw:layer="layout" svg:width="1.058cm" svg:height="1.308cm" svg:x="13.573cm" svg:y="7.269cm">
          <draw:text-box>
            <text:p><text:span text:style-name="T1">L</text:span></text:p>
          </draw:text-box>
        </draw:frame>
        <draw:frame draw:style-name="gr3" draw:text-style-name="P2" draw:layer="layout" svg:width="1.058cm" svg:height="1.308cm" svg:x="10.61cm" svg:y="4.094cm">
          <draw:text-box>
            <text:p><text:span text:style-name="T1">M</text:span></text:p>
          </draw:text-box>
        </draw:frame>
        <draw:circle draw:style-name="gr4" draw:text-style-name="P1" draw:layer="layout" svg:width="3.046cm" svg:height="3.046cm" svg:x="7.52cm" svg:y="1.425cm" draw:kind="arc" draw:start-angle="180.07" draw:end-angle="314.5">
          <text:p/>
        </draw:circle>
        <draw:frame draw:style-name="gr5" draw:text-style-name="P2" draw:layer="layout" svg:width="0.847cm" svg:height="0.889cm" svg:x="7.885cm" svg:y="3.778cm">
          <draw:text-box>
            <text:p><text:span text:style-name="T2"></text:span></text:p>
          </draw:text-box>
        </draw:frame>
        <draw:line draw:style-name="gr6" draw:layer="layout" svg:x1="2.524cm" svg:y1="2.948cm" svg:x2="13.573cm" svg:y2="7.558cm">
          <text:p/>
        </draw:line>
        <draw:frame draw:style-name="gr3" draw:text-style-name="P2" draw:layer="layout" svg:width="1.058cm" svg:height="1.308cm" svg:x="4.302cm" svg:y="3.84cm">
          <draw:text-box>
            <text:p><text:span text:style-name="T2"></text:span></text:p>
          </draw:text-box>
        </draw:frame>
        <draw:line draw:style-name="gr7" draw:text-style-name="P1" draw:layer="layout" svg:x1="9.043cm" svg:y1="2.947cm" svg:x2="14.97cm" svg:y2="5.614cm">
          <text:p/>
        </draw:line>
        <draw:frame draw:style-name="gr3" draw:text-style-name="P2" draw:layer="layout" svg:width="1.058cm" svg:height="1.308cm" svg:x="12.853cm" svg:y="4.052cm">
          <draw:text-box>
            <text:p><text:span text:style-name="T1">R</text:span></text:p>
          </draw:text-box>
        </draw:frame>
        <draw:g>
          <draw:g>
            <draw:circle draw:style-name="gr8" draw:text-style-name="P1" draw:layer="layout" svg:width="13.038cm" svg:height="13.038cm" svg:x="2.524cm" svg:y="-3.571cm" draw:kind="arc" draw:start-angle="180" draw:end-angle="315">
              <text:p/>
            </draw:circle>
            <draw:circle draw:style-name="gr8" draw:text-style-name="P1" draw:layer="layout" svg:width="5.672cm" svg:height="5.672cm" svg:x="6.207cm" svg:y="0.112cm" draw:kind="arc" draw:start-angle="180" draw:end-angle="315">
              <text:p/>
            </draw:circle>
          </draw:g>
          <draw:line draw:style-name="gr8" draw:text-style-name="P1" draw:layer="layout" svg:x1="13.653cm" svg:y1="7.558cm" svg:x2="11.048cm" svg:y2="4.953cm">
            <text:p/>
          </draw:line>
          <draw:line draw:style-name="gr8" draw:text-style-name="P1" draw:layer="layout" svg:x1="6.207cm" svg:y1="2.948cm" svg:x2="2.524cm" svg:y2="2.948cm">
            <text:p/>
          </draw:line>
        </draw:g>
      </draw:page>
    </office:drawing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ttern" style:family="graphic" style:parent-style-name="standard">
      <style:graphic-properties draw:stroke-dash="Dash_20_2" svg:stroke-width="0.076cm" svg:stroke-color="#ff0000" draw:marker-start-width="0.406cm" draw:marker-end-width="0.406cm" draw:fill-gradient-name="Gradient_20_7" draw:fill-hatch-name="Hatch_20_1" draw:fill-image-name="Bitmape_20_1" draw:fill-image-width="0cm" draw:fill-image-height="0cm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Dashed_20_line" style:display-name="Dashed line" style:family="graphic" style:parent-style-name="standard">
      <style:graphic-properties draw:stroke="dash" draw:stroke-dash="Ultrafine_20_2_20_Dots_20_3_20_Dashes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7/content.xml><?xml version="1.0" encoding="utf-8"?>
<math xmlns="http://www.w3.org/1998/Math/MathML">
  <semantics>
    <mrow>
      <mi>r</mi>
      <mrow>
        <mi/>
        <mi mathvariant="normal">=</mi>
        <mi/>
      </mrow>
      <msqrt>
        <mrow>
          <mfrac>
            <msup>
              <mi>b</mi>
              <mn>2</mn>
            </msup>
            <mn>4</mn>
          </mfrac>
          <mrow>
            <mi/>
            <mo stretchy="false">+</mo>
            <mi/>
          </mrow>
          <msup>
            <mfenced open="" close="">
              <mfrac>
                <mi mathvariant="italic">bh</mi>
                <mrow>
                  <mi>a</mi>
                  <mrow>
                    <mi/>
                    <mi mathvariant="normal">−</mi>
                    <mi/>
                  </mrow>
                  <mi>b</mi>
                </mrow>
              </mfrac>
            </mfenced>
            <mn>2</mn>
          </msup>
        </mrow>
      </msqrt>
      <mtext>    and   </mtext>
      <mi>R</mi>
      <mrow>
        <mi/>
        <mi mathvariant="normal">=</mi>
        <mi/>
      </mrow>
      <msqrt>
        <mrow>
          <mfrac>
            <msup>
              <mi>a</mi>
              <mn>2</mn>
            </msup>
            <mn>4</mn>
          </mfrac>
          <mrow>
            <mi/>
            <mo stretchy="false">+</mo>
            <mi/>
          </mrow>
          <msup>
            <mfenced open="" close="">
              <mfrac>
                <mi mathvariant="italic">ah</mi>
                <mrow>
                  <mi>a</mi>
                  <mrow>
                    <mi/>
                    <mi mathvariant="normal">−</mi>
                    <mi/>
                  </mrow>
                  <mi>b</mi>
                </mrow>
              </mfrac>
            </mfenced>
            <mn>2</mn>
          </msup>
        </mrow>
      </msqrt>
    </mrow>
    <annotation encoding="StarMath 5.0">r `=` sqrt{b^2 over 4 `+` left ({bh} over {a `-` b} right )^2} 
"    and   "  
R `=` sqrt{a^2 over 4 `+` left ({ah} over {a `-` b} right )^2} </annotation>
  </semantics>
</math>
</file>

<file path=Object 18/content.xml><?xml version="1.0" encoding="utf-8"?>
<math xmlns="http://www.w3.org/1998/Math/MathML">
  <semantics>
    <mrow>
      <mo stretchy="false">φ</mo>
      <mrow>
        <mi/>
        <mi mathvariant="normal">=</mi>
        <mi/>
      </mrow>
      <mfrac>
        <mrow>
          <mo stretchy="false">π</mo>
          <mi>a</mi>
        </mrow>
        <mrow>
          <mn>2</mn>
          <mi>R</mi>
        </mrow>
      </mfrac>
    </mrow>
    <annotation encoding="StarMath 5.0">%phi `=` {%pi a} over {2 R}</annotation>
  </semantics>
</math>
</file>

<file path=Object 19/content.xml><?xml version="1.0" encoding="utf-8"?>
<math xmlns="http://www.w3.org/1998/Math/MathML">
  <semantics>
    <mtable>
      <mtr>
        <mtd>
          <mrow>
            <mi>a</mi>
            <mrow>
              <mi/>
              <mi mathvariant="normal">=</mi>
              <mi/>
            </mrow>
            <mn>3</mn>
            <mtext> inches</mtext>
            <mrow>
              <mi/>
              <mi mathvariant="normal">=</mi>
              <mi/>
            </mrow>
            <mn>76.2</mn>
            <mtext> mm</mtext>
          </mrow>
        </mtd>
      </mtr>
      <mtr>
        <mtd>
          <mrow>
            <mi>b</mi>
            <mrow>
              <mi/>
              <mi mathvariant="normal">=</mi>
              <mi/>
            </mrow>
            <mn>1</mn>
            <mtext> inches</mtext>
            <mrow>
              <mi/>
              <mi mathvariant="normal">=</mi>
              <mi/>
            </mrow>
            <mn>25.4</mn>
            <mtext> mm</mtext>
          </mrow>
        </mtd>
      </mtr>
      <mtr>
        <mtd>
          <mrow>
            <mi>h</mi>
            <mrow>
              <mi/>
              <mi mathvariant="normal">=</mi>
              <mi/>
            </mrow>
            <mn>2</mn>
            <mtext> inches</mtext>
            <mrow>
              <mi/>
              <mi mathvariant="normal">=</mi>
              <mi/>
            </mrow>
            <mn>50.8</mn>
            <mtext> mm</mtext>
          </mrow>
        </mtd>
      </mtr>
    </mtable>
    <annotation encoding="StarMath 5.0">stack {
alignl a `=` 3 " inches" `=` 76.2 " mm"#
alignl b `=` 1 " inches" `=` 25.4 " mm"#
alignl h `=` 2 " inches" `=` 50.8 " mm"
}</annotation>
  </semantics>
</math>
</file>

<file path=Object 2/content.xml><?xml version="1.0" encoding="utf-8"?>
<math xmlns="http://www.w3.org/1998/Math/MathML">
  <semantics>
    <mrow>
      <mo stretchy="false">α</mo>
      <mrow>
        <mi/>
        <mi mathvariant="normal">=</mi>
        <mi/>
      </mrow>
      <mi>R</mi>
      <msqrt>
        <mrow>
          <mn>2</mn>
          <mrow>
            <mo stretchy="false">(</mo>
            <mrow>
              <mrow>
                <mn>1</mn>
                <mi mathvariant="normal">−</mi>
                <mi>cos</mi>
              </mrow>
              <mo stretchy="false">φ</mo>
            </mrow>
            <mo stretchy="false">)</mo>
          </mrow>
        </mrow>
      </msqrt>
    </mrow>
    <annotation encoding="StarMath 5.0">%alpha `=`  R sqrt{2(1-cos %phi)}</annotation>
  </semantics>
</math>
</file>

<file path=Object 20/content.xml><?xml version="1.0" encoding="utf-8"?>
<math xmlns="http://www.w3.org/1998/Math/MathML">
  <semantics>
    <mrow>
      <mi>D</mi>
      <mrow>
        <mi/>
        <mi mathvariant="normal">=</mi>
        <mi/>
      </mrow>
      <mi>n</mi>
      <mrow>
        <mo stretchy="false">θ</mo>
        <mi mathvariant="normal">−</mi>
        <mi>x</mi>
      </mrow>
    </mrow>
    <annotation encoding="StarMath 5.0">D `=`n %theta - x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width="0.025cm" svg:stroke-color="#000000" draw:marker-start-width="0.33cm" draw:marker-end-width="0.33cm" draw:fill="none" draw:fill-color="#ffffff" fo:min-height="0.681cm"/>
    </style:style>
    <style:style style:name="gr4" style:family="graphic" style:parent-style-name="standard">
      <style:graphic-properties draw:stroke="none" svg:stroke-color="#000000" draw:fill="none" draw:fill-color="#ffffff" fo:min-height="0.681cm"/>
    </style:style>
    <style:style style:name="gr5" style:family="graphic" style:parent-style-name="standard">
      <style:graphic-properties draw:stroke="none" svg:stroke-width="0.025cm" svg:stroke-color="#000000" draw:marker-start-width="0.33cm" draw:marker-end-width="0.33cm" draw:fill="none" draw:fill-color="#ffffff" fo:min-height="0.197cm" fo:min-width="0.169cm"/>
    </style:style>
    <style:style style:name="gr6" style:family="graphic" style:parent-style-name="standard">
      <style:graphic-properties svg:stroke-width="0.025cm" draw:marker-start="Arrow" draw:marker-start-width="0.178cm" draw:marker-end="Arrow" draw:marker-end-width="0.178cm" draw:textarea-horizontal-align="center" draw:textarea-vertical-align="middle" fo:padding-top="-0.013cm" fo:padding-bottom="-0.013cm" fo:padding-left="-0.013cm" fo:padding-right="-0.01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language-asian="en" style:country-asian="U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408cm" svg:y1="2.354cm" svg:x2="8.408cm" svg:y2="10.525cm">
            <text:p/>
          </draw:line>
          <draw:ellipse draw:style-name="gr2" draw:text-style-name="P1" draw:layer="layout" svg:width="16.342cm" svg:height="16.384cm" svg:x="0.237cm" svg:y="-5.817cm" draw:kind="arc" draw:start-angle="270" draw:end-angle="305">
            <text:p/>
          </draw:ellipse>
          <draw:line draw:style-name="gr2" draw:text-style-name="P1" draw:layer="layout" svg:x1="8.408cm" svg:y1="2.354cm" svg:x2="13.12cm" svg:y2="9.085cm">
            <text:p/>
          </draw:line>
        </draw:g>
        <draw:g>
          <draw:line draw:style-name="gr2" draw:text-style-name="P1" draw:layer="layout" svg:x1="8.408cm" svg:y1="2.372cm" svg:x2="8.408cm" svg:y2="10.543cm">
            <text:p/>
          </draw:line>
          <draw:ellipse draw:style-name="gr2" draw:text-style-name="P1" draw:layer="layout" svg:width="16.342cm" svg:height="16.384cm" svg:x="0.237cm" svg:y="-5.816cm" draw:kind="arc" draw:start-angle="235" draw:end-angle="270">
            <text:p/>
          </draw:ellipse>
          <draw:line draw:style-name="gr2" draw:text-style-name="P1" draw:layer="layout" svg:x1="8.408cm" svg:y1="2.355cm" svg:x2="3.696cm" svg:y2="9.086cm">
            <text:p/>
          </draw:line>
        </draw:g>
        <draw:line draw:style-name="gr2" draw:text-style-name="P1" draw:layer="layout" svg:x1="3.696cm" svg:y1="9.086cm" svg:x2="13.12cm" svg:y2="9.086cm">
          <text:p/>
        </draw:line>
        <draw:frame draw:style-name="gr3" draw:text-style-name="P2" draw:layer="layout" svg:width="0.332cm" svg:height="0.681cm" svg:x="8.251cm" svg:y="1.877cm">
          <draw:text-box>
            <text:p><text:span text:style-name="T1">O</text:span></text:p>
          </draw:text-box>
        </draw:frame>
        <draw:frame draw:style-name="gr3" draw:text-style-name="P2" draw:layer="layout" svg:width="0.286cm" svg:height="0.681cm" svg:x="3.218cm" svg:y="8.789cm">
          <draw:text-box>
            <text:p><text:span text:style-name="T1">A</text:span></text:p>
          </draw:text-box>
        </draw:frame>
        <draw:frame draw:style-name="gr4" draw:text-style-name="P2" draw:layer="layout" svg:width="0.286cm" svg:height="0.681cm" svg:x="13.24cm" svg:y="8.854cm">
          <draw:text-box>
            <text:p><text:span text:style-name="T1">B</text:span></text:p>
          </draw:text-box>
        </draw:frame>
        <draw:frame draw:style-name="gr3" draw:text-style-name="P2" draw:layer="layout" svg:width="0.243cm" svg:height="0.681cm" svg:x="6.005cm" svg:y="8.574cm">
          <draw:text-box>
            <text:p><text:span text:style-name="T2"></text:span></text:p>
          </draw:text-box>
        </draw:frame>
        <draw:frame draw:style-name="gr5" draw:text-style-name="P2" draw:layer="layout" svg:width="0.231cm" svg:height="0.475cm" svg:x="7.578cm" svg:y="4.554cm">
          <draw:text-box>
            <text:p><text:span text:style-name="T2"></text:span></text:p>
          </draw:text-box>
        </draw:frame>
        <draw:frame draw:style-name="gr3" draw:text-style-name="P2" draw:layer="layout" svg:width="0.142cm" svg:height="0.681cm" svg:x="5.947cm" svg:y="4.979cm">
          <draw:text-box>
            <text:p><text:span text:style-name="T1">r</text:span></text:p>
          </draw:text-box>
        </draw:frame>
        <draw:line draw:style-name="gr2" draw:text-style-name="P1" draw:layer="layout" svg:x1="8.408cm" svg:y1="8.77cm" svg:x2="8.112cm" svg:y2="8.77cm">
          <text:p/>
        </draw:line>
        <draw:line draw:style-name="gr2" draw:text-style-name="P1" draw:layer="layout" svg:x1="8.112cm" svg:y1="8.77cm" svg:x2="8.112cm" svg:y2="9.086cm">
          <text:p/>
        </draw:line>
        <draw:frame draw:style-name="gr4" draw:text-style-name="P2" draw:layer="layout" svg:width="0.307cm" svg:height="0.681cm" svg:x="8.29cm" svg:y="10.567cm">
          <draw:text-box>
            <text:p><text:span text:style-name="T1">C</text:span></text:p>
          </draw:text-box>
        </draw:frame>
        <draw:frame draw:style-name="gr4" draw:text-style-name="P2" draw:layer="layout" svg:width="0.307cm" svg:height="0.681cm" svg:x="8.644cm" svg:y="8.55cm">
          <draw:text-box>
            <text:p><text:span text:style-name="T1">D</text:span></text:p>
          </draw:text-box>
        </draw:frame>
        <draw:circle draw:style-name="gr6" draw:text-style-name="P1" draw:layer="layout" svg:width="4.08cm" svg:height="4.08cm" svg:x="6.368cm" svg:y="0.388cm" draw:kind="arc" draw:start-angle="235" draw:end-angle="305">
          <text:p/>
        </draw:circle>
      </draw:page>
    </office:drawing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/>
        <math:mo math:stretchy="false">=</math:mo>
        <math:mi/>
      </math:mrow>
      <math:mfrac>
        <math:mn>1</math:mn>
        <math:mn>2</math:mn>
      </math:mfrac>
      <math:mfrac>
        <math:mi>L</math:mi>
        <math:mi>n</math:mi>
      </math:mfrac>
    </math:mrow>
    <math:annotation math:encoding="StarMath 5.0">%delta `=` 1 over 2 L over n</math:annotation>
  </math:semantics>
</math:math>
</file>

<file path=Object 23/content.xml><?xml version="1.0" encoding="utf-8"?>
<math xmlns="http://www.w3.org/1998/Math/MathML">
  <semantics>
    <mrow>
      <mfrac>
        <mi>D</mi>
        <mi>x</mi>
      </mfrac>
      <mrow>
        <mi/>
        <mi mathvariant="normal">=</mi>
        <mi/>
      </mrow>
      <mfrac>
        <mrow>
          <mn>2</mn>
          <mi>n</mi>
        </mrow>
        <mi>x</mi>
      </mfrac>
      <msup>
        <mi>sin</mi>
        <mrow>
          <mi mathvariant="normal">−</mi>
          <mn>1</mn>
        </mrow>
      </msup>
      <mfrac>
        <mi>x</mi>
        <mrow>
          <mn>2</mn>
          <mi>n</mi>
        </mrow>
      </mfrac>
      <mrow>
        <mi/>
        <mi mathvariant="normal">−</mi>
        <mi/>
      </mrow>
      <mn>1</mn>
    </mrow>
    <annotation encoding="StarMath 5.0">D over x `=` {2 n} over x sin^{-1} x over {2 n} `-` 1</annotation>
  </semantics>
</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sin</math:mi>
      <math:mfrac>
        <math:mo math:stretchy="false">θ</math:mo>
        <math:mn>2</math:mn>
      </math:mfrac>
      <math:mrow>
        <math:mi/>
        <math:mo math:stretchy="false">=</math:mo>
        <math:mi/>
      </math:mrow>
      <math:mfrac>
        <math:mo math:stretchy="false">δ</math:mo>
        <math:mi>r</math:mi>
      </math:mfrac>
    </math:mrow>
    <math:annotation math:encoding="StarMath 5.0">sin %theta over 2 `=` %delta over r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i/>
        <math:mo math:stretchy="false">=</math:mo>
        <math:mi/>
      </math:mrow>
      <math:mn>2</math:mn>
      <math:msup>
        <math:mi>sin</math:mi>
        <math:mrow>
          <math:mo math:stretchy="false">−</math:mo>
          <math:mn>1</math:mn>
        </math:mrow>
      </math:msup>
      <math:mfrac>
        <math:mo math:stretchy="false">δ</math:mo>
        <math:mi>r</math:mi>
      </math:mfrac>
    </math:mrow>
    <math:annotation math:encoding="StarMath 5.0">%theta `=` 2 sin^{-1} %delta over r</math:annotation>
  </math:semantics>
</math:math>
</file>

<file path=Object 26/content.xml><?xml version="1.0" encoding="utf-8"?>
<math xmlns="http://www.w3.org/1998/Math/MathML">
  <semantics>
    <mrow>
      <mfrac>
        <mi>D</mi>
        <mi>x</mi>
      </mfrac>
      <mrow>
        <mi/>
        <mi mathvariant="normal">=</mi>
        <mi/>
      </mrow>
      <mn>2n</mn>
      <msup>
        <mi>sin</mi>
        <mrow>
          <mi mathvariant="normal">−</mi>
          <mn>1</mn>
        </mrow>
      </msup>
      <mfrac>
        <mo stretchy="false">δ</mo>
        <mi>r</mi>
      </mfrac>
      <mrow>
        <mi/>
        <mi mathvariant="normal">−</mi>
        <mi/>
      </mrow>
      <mi>x</mi>
      <mrow>
        <mi/>
        <mi mathvariant="normal">=</mi>
        <mi/>
      </mrow>
      <mn>2n</mn>
      <msup>
        <mi>sin</mi>
        <mrow>
          <mi mathvariant="normal">−</mi>
          <mn>1</mn>
        </mrow>
      </msup>
      <mfrac>
        <mi>x</mi>
        <mn>2n</mn>
      </mfrac>
      <mrow>
        <mi/>
        <mi mathvariant="normal">−</mi>
        <mi/>
      </mrow>
      <mi>x</mi>
    </mrow>
    <annotation encoding="StarMath 5.0">D over x `=` 2n sin^{-1} %delta over r `-` x `=` 
2n sin^{-1} x over {2n} `-` x</annotation>
  </semantics>
</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n>2r</math:mn>
      <math:mi>sin</math:mi>
      <math:mfrac>
        <math:mo math:stretchy="false">π</math:mo>
        <math:mn>6,</math:mn>
      </math:mfrac>
    </math:mrow>
    <math:annotation math:encoding="StarMath 5.0"> 2r sin %pi over 6, </math:annotation>
  </math:semantics>
</math:math>
</file>

<file path=Object 28/content.xml><?xml version="1.0" encoding="utf-8"?>
<math xmlns="http://www.w3.org/1998/Math/MathML">
  <semantics>
    <mrow>
      <mrow>
        <mn>2</mn>
        <mi>r</mi>
      </mrow>
      <mi>sin</mi>
      <mfrac>
        <mi>L</mi>
        <mrow>
          <mn>2</mn>
          <mi>n</mi>
          <mi>r</mi>
        </mrow>
      </mfrac>
    </mrow>
    <annotation encoding="StarMath 5.0">{2 r} sin L over {2 n r}</annotation>
  </semantics>
</math>
</file>

<file path=Object 29/content.xml><?xml version="1.0" encoding="utf-8"?>
<math xmlns="http://www.w3.org/1998/Math/MathML">
  <semantics>
    <mrow>
      <mo stretchy="false">π</mo>
      <mi>a</mi>
    </mrow>
    <annotation encoding="StarMath 5.0">%pi a</annotation>
  </semantics>
</math>
</file>

<file path=Object 3/content.xml><?xml version="1.0" encoding="utf-8"?>
<math xmlns="http://www.w3.org/1998/Math/MathML">
  <semantics>
    <mrow>
      <mi>r</mi>
      <mrow>
        <mi/>
        <mi mathvariant="normal">=</mi>
        <mi/>
      </mrow>
      <msqrt>
        <mrow>
          <mfrac>
            <msup>
              <mi>b</mi>
              <mn>2</mn>
            </msup>
            <mn>4</mn>
          </mfrac>
          <mo stretchy="false">+</mo>
          <msup>
            <mfenced open="" close="">
              <mfrac>
                <mi mathvariant="italic">bh</mi>
                <mrow>
                  <mi>a</mi>
                  <mi mathvariant="normal">−</mi>
                  <mi>b</mi>
                </mrow>
              </mfrac>
            </mfenced>
            <mn>2</mn>
          </msup>
        </mrow>
      </msqrt>
      <mrow>
        <mi/>
        <mi mathvariant="normal">=</mi>
        <mi/>
      </mrow>
      <msqrt>
        <mrow>
          <mfrac>
            <mn>1</mn>
            <mn>4</mn>
          </mfrac>
          <mo stretchy="false">+</mo>
          <msup>
            <mfenced open="" close="">
              <mfrac>
                <mn>2</mn>
                <mn>2</mn>
              </mfrac>
            </mfenced>
            <mn>2</mn>
          </msup>
        </mrow>
      </msqrt>
      <mrow>
        <mi/>
        <mi mathvariant="normal">=</mi>
        <mi/>
      </mrow>
      <msqrt>
        <mn>1.25</mn>
      </msqrt>
      <mrow>
        <mi/>
        <mi mathvariant="normal">=</mi>
        <mi/>
      </mrow>
      <mn>1.12</mn>
      <mtext> inches</mtext>
      <mrow>
        <mi/>
        <mi mathvariant="normal">=</mi>
        <mi/>
      </mrow>
      <mn>28.45</mn>
      <mtext> mm</mtext>
    </mrow>
    <annotation encoding="StarMath 5.0">r `=` sqrt{b^2 over 4 + left ({bh} over {a - b} right )^2} 
`=` sqrt{1 over 4 + left (2 over 2 right )^2} `=` sqrt{1.25} `=` 1.12 " inches" `=` 28.45 " mm"</annotation>
  </semantics>
</math>
</file>

<file path=Object 4/content.xml><?xml version="1.0" encoding="utf-8"?>
<math xmlns="http://www.w3.org/1998/Math/MathML">
  <semantics>
    <mrow>
      <mi>R</mi>
      <mrow>
        <mi/>
        <mi mathvariant="normal">=</mi>
        <mi/>
      </mrow>
      <msqrt>
        <mrow>
          <mfrac>
            <msup>
              <mi>a</mi>
              <mn>2</mn>
            </msup>
            <mn>4</mn>
          </mfrac>
          <mo stretchy="false">+</mo>
          <msup>
            <mfenced open="" close="">
              <mfrac>
                <mi mathvariant="italic">ah</mi>
                <mrow>
                  <mi>a</mi>
                  <mi mathvariant="normal">−</mi>
                  <mi>b</mi>
                </mrow>
              </mfrac>
            </mfenced>
            <mn>2</mn>
          </msup>
        </mrow>
      </msqrt>
      <mrow>
        <mi/>
        <mi mathvariant="normal">=</mi>
        <mi/>
      </mrow>
      <msqrt>
        <mrow>
          <mfrac>
            <mn>9</mn>
            <mn>4</mn>
          </mfrac>
          <mo stretchy="false">+</mo>
          <msup>
            <mfenced open="" close="">
              <mfrac>
                <mn>6</mn>
                <mn>2</mn>
              </mfrac>
            </mfenced>
            <mn>2</mn>
          </msup>
        </mrow>
      </msqrt>
      <mrow>
        <mi/>
        <mi mathvariant="normal">=</mi>
        <mi/>
      </mrow>
      <msqrt>
        <mn>11.25</mn>
      </msqrt>
      <mrow>
        <mi/>
        <mi mathvariant="normal">=</mi>
        <mi/>
      </mrow>
      <mn>3.35</mn>
      <mtext> inches</mtext>
      <mrow>
        <mi/>
        <mi mathvariant="normal">=</mi>
        <mi/>
      </mrow>
      <mn>85.09</mn>
      <mtext> mm</mtext>
    </mrow>
    <annotation encoding="StarMath 5.0">R `=` sqrt{a^2 over 4 + left ({ah} over {a - b} right )^2} 
`=` sqrt{9 over 4 + left (6 over 2 right )^2} 
`=` sqrt{11.25} `=` 3.35 " inches" `=` 85.09 " mm"</annotation>
  </semantics>
</math>
</file>

<file path=Object 5/content.xml><?xml version="1.0" encoding="utf-8"?>
<math xmlns="http://www.w3.org/1998/Math/MathML">
  <semantics>
    <mo stretchy="false">φ</mo>
    <annotation encoding="StarMath 5.0">%phi</annotation>
  </semantics>
</math>
</file>

<file path=Object 6/content.xml><?xml version="1.0" encoding="utf-8"?>
<math xmlns="http://www.w3.org/1998/Math/MathML">
  <semantics>
    <mo stretchy="false">φ</mo>
    <annotation encoding="StarMath 5.0">%phi</annotation>
  </semantics>
</math>
</file>

<file path=Object 7/content.xml><?xml version="1.0" encoding="utf-8"?>
<math xmlns="http://www.w3.org/1998/Math/MathML">
  <semantics>
    <mfrac>
      <mrow>
        <mo stretchy="false">π</mo>
        <mi>a</mi>
      </mrow>
      <mn>2</mn>
    </mfrac>
    <annotation encoding="StarMath 5.0">{%pi a} over 2</annotation>
  </semantics>
</math>
</file>

<file path=Object 8/content.xml><?xml version="1.0" encoding="utf-8"?>
<math xmlns="http://www.w3.org/1998/Math/MathML">
  <semantics>
    <mrow>
      <mn>2</mn>
      <mo stretchy="false">θ</mo>
    </mrow>
    <annotation encoding="StarMath 5.0">2 %theta</annotation>
  </semantics>
</math>
</file>

<file path=Object 9/content.xml><?xml version="1.0" encoding="utf-8"?>
<math xmlns="http://www.w3.org/1998/Math/MathML">
  <semantics>
    <mo stretchy="false">φ</mo>
    <annotation encoding="StarMath 5.0">%phi</annotation>
  </semantics>
</math>
</file>